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217cm"/>
    </style:style>
    <style:style style:name="co15" style:family="table-column">
      <style:table-column-properties fo:break-before="auto" style:column-width="3.016cm"/>
    </style:style>
    <style:style style:name="co10" style:family="table-column">
      <style:table-column-properties fo:break-before="auto" style:column-width="2.275cm"/>
    </style:style>
    <style:style style:name="co14" style:family="table-column">
      <style:table-column-properties fo:break-before="auto" style:column-width="1.905cm"/>
    </style:style>
    <style:style style:name="co6" style:family="table-column">
      <style:table-column-properties fo:break-before="auto" style:column-width="0.688cm"/>
    </style:style>
    <style:style style:name="co7" style:family="table-column">
      <style:table-column-properties fo:break-before="auto" style:column-width="2.619cm"/>
    </style:style>
    <style:style style:name="co8" style:family="table-column">
      <style:table-column-properties fo:break-before="auto" style:column-width="2.699cm"/>
    </style:style>
    <style:style style:name="co9" style:family="table-column">
      <style:table-column-properties fo:break-before="auto" style:column-width="2.17cm"/>
    </style:style>
    <style:style style:name="co11" style:family="table-column">
      <style:table-column-properties fo:break-before="auto" style:column-width="4.392cm"/>
    </style:style>
    <style:style style:name="co12" style:family="table-column">
      <style:table-column-properties fo:break-before="auto" style:column-width="2.249cm"/>
    </style:style>
    <style:style style:name="co13" style:family="table-column">
      <style:table-column-properties fo:break-before="auto" style:column-width="1.087cm"/>
    </style:style>
    <style:style style:name="co16" style:family="table-column">
      <style:table-column-properties fo:break-before="auto" style:column-width="2.064cm"/>
    </style:style>
    <style:style style:name="co17" style:family="table-column">
      <style:table-column-properties fo:break-before="auto" style:column-width="3.784cm"/>
    </style:style>
    <style:style style:name="co18" style:family="table-column">
      <style:table-column-properties fo:break-before="auto" style:column-width="1.667cm"/>
    </style:style>
    <style:style style:name="ro1" style:family="table-row">
      <style:table-row-properties style:row-height="0.529cm" fo:break-before="auto" style:use-optimal-row-height="true"/>
    </style:style>
    <style:style style:name="ro4" style:family="table-row">
      <style:table-row-properties style:row-height="0.503cm" fo:break-before="auto" style:use-optimal-row-height="true"/>
    </style:style>
    <style:style style:name="ro3" style:family="table-row">
      <style:table-row-properties style:row-height="0.496cm" fo:break-before="auto" style:use-optimal-row-height="true"/>
    </style:style>
    <style:style style:name="ro5" style:family="table-row">
      <style:table-row-properties style:row-height="0.499cm" fo:break-before="auto" style:use-optimal-row-height="true"/>
    </style:style>
    <style:style style:name="ta1" style:family="table" style:master-page-name="mp1">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vertical-align="automatic"/>
      <style:paragraph-properties fo:text-align="center"/>
      <style:text-properties style:font-name="Courier New" style:font-name-asian="Courier New" style:font-name-complex="Courier New"/>
    </style:style>
    <style:style style:name="ce25" style:family="table-cell" style:parent-style-name="Default" style:data-style-name="N2"/>
    <style:style style:name="ce4"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7" style:family="table-cell" style:parent-style-name="Default" style:data-style-name="N0">
      <style:table-cell-properties style:text-align-source="fix" style:repeat-content="false" fo:border="0.002cm solid #000000" style:vertical-align="automatic"/>
      <style:paragraph-properties fo:text-align="center"/>
    </style:style>
    <style:style style:name="ce8" style:family="table-cell" style:parent-style-name="Default" style:data-style-name="N0">
      <style:table-cell-properties style:text-align-source="fix" style:repeat-content="false" fo:background-color="transparent" fo:border="0.002cm solid #000000" style:vertical-align="automatic"/>
      <style:paragraph-properties fo:text-align="center"/>
    </style:style>
    <style:style style:name="ce9" style:family="table-cell" style:parent-style-name="Default" style:data-style-name="N0">
      <style:table-cell-properties fo:background-color="#ffff99" style:text-align-source="fix" style:repeat-content="false" fo:border="0.002cm solid #000000" style:vertical-align="automatic"/>
      <style:paragraph-properties fo:text-align="center"/>
    </style:style>
    <style:style style:name="ce10" style:family="table-cell" style:parent-style-name="Default" style:data-style-name="N0">
      <style:table-cell-properties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1" style:family="table-cell" style:parent-style-name="Default" style:data-style-name="N0">
      <style:table-cell-properties style:text-align-source="fix" style:repeat-content="false" fo:background-color="transparent" fo:border="0.002cm solid #000000" style:vertical-align="automatic"/>
      <style:paragraph-properties fo:text-align="center"/>
      <style:text-properties style:font-name="Courier New" style:font-name-asian="Courier New" style:font-name-complex="Courier New"/>
    </style:style>
    <style:style style:name="ce12" style:family="table-cell" style:parent-style-name="Default" style:data-style-name="N0">
      <style:table-cell-properties fo:background-color="#ffff99"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3" style:family="table-cell" style:parent-style-name="Default" style:data-style-name="N0">
      <style:table-cell-properties fo:border="0.002cm solid #000000"/>
    </style:style>
    <style:style style:name="ce14" style:family="table-cell" style:parent-style-name="Default" style:data-style-name="N0">
      <style:table-cell-properties fo:background-color="transparent" fo:border="0.002cm solid #000000"/>
    </style:style>
    <style:style style:name="ce15" style:family="table-cell" style:parent-style-name="Default" style:data-style-name="N0">
      <style:table-cell-properties fo:background-color="#ffff99" fo:border="0.002cm solid #000000"/>
    </style:style>
    <style:style style:name="ce16" style:family="table-cell" style:parent-style-name="Default" style:data-style-name="N0">
      <style:text-properties fo:color="#ff0000" fo:font-weight="bold" style:font-weight-asian="bold" style:font-weight-complex="bold"/>
    </style:style>
    <style:style style:name="ce17" style:family="table-cell" style:parent-style-name="Default" style:data-style-name="N0">
      <style:table-cell-properties fo:border="0.002cm solid #000000"/>
      <style:text-properties fo:color="#ff0000"/>
    </style:style>
    <style:style style:name="ce18" style:family="table-cell" style:parent-style-name="Default" style:data-style-name="N0">
      <style:table-cell-properties fo:background-color="transparent" fo:border="0.002cm solid #000000"/>
      <style:text-properties fo:color="#ff0000"/>
    </style:style>
    <style:style style:name="ce19" style:family="table-cell" style:parent-style-name="Default" style:data-style-name="N0">
      <style:table-cell-properties fo:background-color="#ffff99" fo:border="0.002cm solid #000000"/>
      <style:text-properties fo:color="#ff0000"/>
    </style:style>
    <style:style style:name="ce20" style:family="table-cell" style:parent-style-name="Default" style:data-style-name="N0">
      <style:text-properties fo:color="#ff0000"/>
    </style:style>
    <style:style style:name="ce21" style:family="table-cell" style:parent-style-name="Default" style:data-style-name="N0">
      <style:table-cell-properties fo:background-color="#00ff00" fo:border="0.002cm solid #000000"/>
    </style:style>
    <style:style style:name="ce22" style:family="table-cell" style:parent-style-name="Default" style:data-style-name="N0">
      <style:table-cell-properties fo:background-color="#ff0000" fo:border="0.002cm solid #000000"/>
    </style:style>
    <style:style style:name="ce26" style:family="table-cell" style:parent-style-name="Default" style:data-style-name="N0">
      <style:table-cell-properties fo:background-color="#ffff00" fo:border="0.002cm solid #000000"/>
    </style:style>
    <style:style style:name="ce27"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8" style:family="table-cell" style:parent-style-name="Default" style:data-style-name="N1">
      <style:table-cell-properties fo:border="0.002cm solid #000000"/>
    </style:style>
    <style:style style:name="ce29" style:family="table-cell" style:parent-style-name="Default" style:data-style-name="N2">
      <style:table-cell-properties fo:border="0.002cm solid #000000"/>
    </style:style>
    <style:style style:name="ce30" style:family="table-cell" style:parent-style-name="Default" style:data-style-name="N2">
      <style:text-properties fo:font-weight="bold" style:font-weight-asian="bold" style:font-weight-complex="bold"/>
    </style:style>
    <style:style style:name="T1" style:family="text">
      <style:text-properties style:text-position="super 58%"/>
    </style:style>
    <style:style style:name="T2"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3" style:family="text">
      <style:text-properties fo:color="#000000" style:text-outline="false" style:text-line-through-style="none" style:text-position="super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heet1" table:style-name="ta1">
        <office:forms form:automatic-focus="false" form:apply-design-mode="false"/>
        <table:table-column table:style-name="co6" table:default-cell-style-name="ce1"/>
        <table:table-column table:style-name="co2" table:default-cell-style-name="ce1"/>
        <table:table-column table:style-name="co7" table:default-cell-style-name="ce1"/>
        <table:table-column table:style-name="co8" table:default-cell-style-name="ce20"/>
        <table:table-column table:style-name="co9" table:default-cell-style-name="ce20"/>
        <table:table-column table:style-name="co11" table:default-cell-style-name="ce20"/>
        <table:table-column table:style-name="co9" table:default-cell-style-name="ce1"/>
        <table:table-column table:style-name="co12" table:default-cell-style-name="ce1"/>
        <table:table-column table:style-name="co13" table:number-columns-repeated="3" table:default-cell-style-name="ce1"/>
        <table:table-column table:style-name="co16" table:default-cell-style-name="ce1"/>
        <table:table-column table:style-name="co10" table:default-cell-style-name="ce1"/>
        <table:table-column table:style-name="co17" table:default-cell-style-name="ce1"/>
        <table:table-column table:style-name="co18" table:number-columns-repeated="10" table:default-cell-style-name="ce1"/>
        <table:table-column table:style-name="co18" table:default-cell-style-name="ce25"/>
        <table:table-column table:style-name="co14" table:number-columns-repeated="999" table:default-cell-style-name="ce1"/>
        <table:table-row table:style-name="ro3">
          <table:table-cell table:number-columns-spanned="1" table:number-rows-spanned="2"/>
          <table:table-cell table:style-name="ce2" office:value-type="string" table:number-columns-spanned="1" table:number-rows-spanned="2">
            <text:p>Code</text:p>
          </table:table-cell>
          <table:table-cell table:style-name="ce2" office:value-type="string" table:number-columns-spanned="1" table:number-rows-spanned="2">
            <text:p>Language</text:p>
          </table:table-cell>
          <table:table-cell table:style-name="ce16" office:value-type="string" table:number-columns-spanned="1" table:number-rows-spanned="2">
            <text:p>Status</text:p>
          </table:table-cell>
          <table:table-cell table:style-name="ce16" office:value-type="string" table:number-columns-spanned="1" table:number-rows-spanned="2">
            <text:p>Interset driver</text:p>
          </table:table-cell>
          <table:table-cell table:style-name="ce16" office:value-type="string" table:number-columns-spanned="1" table:number-rows-spanned="2">
            <text:p>Automatic tags</text:p>
          </table:table-cell>
          <table:table-cell table:style-name="ce2" office:value-type="string" table:number-columns-spanned="1" table:number-rows-spanned="2">
            <text:p>Who</text:p>
          </table:table-cell>
          <table:table-cell table:style-name="ce2" office:value-type="string" table:number-columns-spanned="1" table:number-rows-spanned="2">
            <text:p>Who2</text:p>
          </table:table-cell>
          <table:table-cell table:style-name="ce4" office:value-type="string" table:number-columns-spanned="4" table:number-rows-spanned="1">
            <text:p>Source</text:p>
          </table:table-cell>
          <table:covered-table-cell table:number-columns-repeated="3"/>
          <table:table-cell table:style-name="ce2" office:value-type="string" table:number-columns-spanned="1" table:number-rows-spanned="2">
            <text:p>License</text:p>
          </table:table-cell>
          <table:table-cell table:style-name="ce2" office:value-type="string" table:number-columns-spanned="1" table:number-rows-spanned="2">
            <text:p>Notes</text:p>
          </table:table-cell>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style-name="ce27" office:value-type="string" table:number-columns-spanned="2" table:number-rows-spanned="1">
            <text:p>Training/TestSnt</text:p>
          </table:table-cell>
          <table:covered-table-cell table:style-name="ce2"/>
          <table:table-cell table:style-name="ce23" office:value-type="string" table:number-columns-spanned="2" table:number-rows-spanned="1">
            <text:p>Total size</text:p>
          </table:table-cell>
          <table:covered-table-cell/>
          <table:table-cell/>
          <table:table-cell table:style-name="ce23" office:value-type="string" table:number-columns-spanned="2" table:number-rows-spanned="1">
            <text:p>Nonprojectivity</text:p>
          </table:table-cell>
          <table:covered-table-cell/>
          <table:table-cell table:number-columns-repeated="999"/>
        </table:table-row>
        <table:table-row table:style-name="ro3">
          <table:covered-table-cell/>
          <table:covered-table-cell table:number-columns-repeated="2" table:style-name="ce2"/>
          <table:covered-table-cell table:number-columns-repeated="3" table:style-name="ce16"/>
          <table:covered-table-cell table:number-columns-repeated="2" table:style-name="ce2"/>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covered-table-cell table:number-columns-repeated="2" table:style-name="ce2"/>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number-columns-repeated="2" table:style-name="ce27" office:value-type="string">
            <text:p>%</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2" office:value-type="string">
            <text:p>Deps</text:p>
          </table:table-cell>
          <table:table-cell table:style-name="ce30" office:value-type="string">
            <text:p>Percent</text:p>
          </table:table-cell>
          <table:table-cell table:number-columns-repeated="999"/>
        </table:table-row>
        <table:table-row table:style-name="ro3">
          <table:table-cell table:style-name="ce7" office:value-type="float" office:value="1">
            <text:p>1</text:p>
          </table:table-cell>
          <table:table-cell table:style-name="ce10" office:value-type="string">
            <text:p>ar</text:p>
          </table:table-cell>
          <table:table-cell table:style-name="ce13" office:value-type="string">
            <text:p>Arabic</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ours</text:p>
          </table:table-cell>
          <table:table-cell table:style-name="ce13" office:value-type="string">
            <text:p>I would pick 2007 and ignore 2006. The texts should overlap but the 2007 version should be corrected and improved (at least morphology).</text:p>
          </table:table-cell>
          <table:table-cell table:style-name="ce13" office:value-type="float" office:value="2912">
            <text:p>2912</text:p>
          </table:table-cell>
          <table:table-cell table:style-name="ce13" office:value-type="float" office:value="111669">
            <text:p>111669</text:p>
          </table:table-cell>
          <table:table-cell table:style-name="ce13" office:value-type="float" office:value="131">
            <text:p>131</text:p>
          </table:table-cell>
          <table:table-cell table:style-name="ce13" office:value-type="float" office:value="5124">
            <text:p>5124</text:p>
          </table:table-cell>
          <table:table-cell table:style-name="ce28" table:formula="of:=[.O3]/[.U3]*100" office:value-type="float" office:value="95.695037791653">
            <text:p>96</text:p>
          </table:table-cell>
          <table:table-cell table:style-name="ce28" table:formula="of:=[.Q3]/[.U3]*100" office:value-type="float" office:value="4.30496220834703">
            <text:p>4</text:p>
          </table:table-cell>
          <table:table-cell table:style-name="ce13" table:formula="of:=[.O3]+[.Q3]" office:value-type="float" office:value="3043">
            <text:p>3043</text:p>
          </table:table-cell>
          <table:table-cell table:style-name="ce13" table:formula="of:=[.P3]+[.R3]" office:value-type="float" office:value="116793">
            <text:p>116793</text:p>
          </table:table-cell>
          <table:table-cell table:style-name="ce29" table:formula="of:=([.P3]+[.R3])/([.O3]+[.Q3])" office:value-type="float" office:value="38.3808741373644">
            <text:p>38,38</text:p>
          </table:table-cell>
          <table:table-cell table:style-name="ce13" office:value-type="float" office:value="431">
            <text:p>431</text:p>
          </table:table-cell>
          <table:table-cell table:style-name="ce29" table:formula="of:=[.X3]/([.R3]+[.P3])*100" office:value-type="float" office:value="0.369028965777059">
            <text:p>0,37</text:p>
          </table:table-cell>
          <table:table-cell table:number-columns-repeated="999"/>
        </table:table-row>
        <table:table-row table:style-name="ro3">
          <table:table-cell table:style-name="ce8" office:value-type="float" office:value="12">
            <text:p>12</text:p>
          </table:table-cell>
          <table:table-cell table:style-name="ce11" office:value-type="string">
            <text:p>eu</text:p>
          </table:table-cell>
          <table:table-cell table:style-name="ce14" office:value-type="string">
            <text:p>Basque</text:p>
          </table:table-cell>
          <table:table-cell table:style-name="ce18" office:value-type="string">
            <text:p>PDT ready</text:p>
          </table:table-cell>
          <table:table-cell table:style-name="ce18" office:value-type="string">
            <text:p>YES</text:p>
          </table:table-cell>
          <table:table-cell table:style-name="ce18"/>
          <table:table-cell table:style-name="ce14" office:value-type="string">
            <text:p>Nathan</text:p>
          </table:table-cell>
          <table:table-cell table:style-name="ce14" office:value-type="string">
            <text:p>Loganathan</text:p>
          </table:table-cell>
          <table:table-cell table:style-name="ce13"/>
          <table:table-cell table:style-name="ce14" office:value-type="string">
            <text:p>YES</text:p>
          </table:table-cell>
          <table:table-cell table:style-name="ce13"/>
          <table:table-cell table:style-name="ce21" office:value-type="string">
            <text:p>Koldo Gojenola</text:p>
          </table:table-cell>
          <table:table-cell table:style-name="ce14" office:value-type="string">
            <text:p>OK: research, cite article, do not distribute</text:p>
          </table:table-cell>
          <table:table-cell table:style-name="ce13"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3" office:value-type="float" office:value="10104">
            <text:p>10104</text:p>
          </table:table-cell>
          <table:table-cell table:style-name="ce13" office:value-type="float" office:value="137309">
            <text:p>137309</text:p>
          </table:table-cell>
          <table:table-cell table:style-name="ce13" office:value-type="float" office:value="1122">
            <text:p>1122</text:p>
          </table:table-cell>
          <table:table-cell table:style-name="ce13" office:value-type="float" office:value="14295">
            <text:p>14295</text:p>
          </table:table-cell>
          <table:table-cell table:style-name="ce28" table:formula="of:=[.O4]/[.U4]*100" office:value-type="float" office:value="90.0053447354356">
            <text:p>90</text:p>
          </table:table-cell>
          <table:table-cell table:style-name="ce28" table:formula="of:=[.Q4]/[.U4]*100" office:value-type="float" office:value="9.9946552645644">
            <text:p>10</text:p>
          </table:table-cell>
          <table:table-cell table:style-name="ce13" table:formula="of:=[.O4]+[.Q4]" office:value-type="float" office:value="11226">
            <text:p>11226</text:p>
          </table:table-cell>
          <table:table-cell table:style-name="ce13" table:formula="of:=[.P4]+[.R4]" office:value-type="float" office:value="151604">
            <text:p>151604</text:p>
          </table:table-cell>
          <table:table-cell table:style-name="ce29" table:formula="of:=([.P4]+[.R4])/([.O4]+[.Q4])" office:value-type="float" office:value="13.5047211829681">
            <text:p>13,50</text:p>
          </table:table-cell>
          <table:table-cell table:style-name="ce14" office:value-type="float" office:value="1925">
            <text:p>1925</text:p>
          </table:table-cell>
          <table:table-cell table:style-name="ce29" table:formula="of:=[.X4]/([.R4]+[.P4])*100" office:value-type="float" office:value="1.2697554154244">
            <text:p>1,27</text:p>
          </table:table-cell>
          <table:table-cell table:number-columns-repeated="999"/>
        </table:table-row>
        <table:table-row table:style-name="ro3">
          <table:table-cell table:style-name="ce7" office:value-type="float" office:value="3">
            <text:p>3</text:p>
          </table:table-cell>
          <table:table-cell table:style-name="ce10" office:value-type="string">
            <text:p>bn</text:p>
          </table:table-cell>
          <table:table-cell table:style-name="ce13" office:value-type="string">
            <text:p>Bengali</text:p>
          </table:table-cell>
          <table:table-cell table:style-name="ce17" office:value-type="string">
            <text:p>PDT ready</text:p>
          </table:table-cell>
          <table:table-cell table:style-name="ce17" office:value-type="string">
            <text:p>YES</text:p>
          </table:table-cell>
          <table:table-cell table:style-name="ce17"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Unlike Hindi, ICON 2009 and 2010 data are almost identical.</text:p>
          </table:table-cell>
          <table:table-cell table:style-name="ce13" office:value-type="float" office:value="979">
            <text:p>979</text:p>
          </table:table-cell>
          <table:table-cell table:style-name="ce13" office:value-type="float" office:value="6440">
            <text:p>6440</text:p>
          </table:table-cell>
          <table:table-cell table:style-name="ce13" office:value-type="float" office:value="150">
            <text:p>150</text:p>
          </table:table-cell>
          <table:table-cell table:style-name="ce13" office:value-type="float" office:value="812">
            <text:p>812</text:p>
          </table:table-cell>
          <table:table-cell table:style-name="ce28" table:formula="of:=[.O5]/[.U5]*100" office:value-type="float" office:value="86.7139061116032">
            <text:p>87</text:p>
          </table:table-cell>
          <table:table-cell table:style-name="ce28" table:formula="of:=[.Q5]/[.U5]*100" office:value-type="float" office:value="13.2860938883968">
            <text:p>13</text:p>
          </table:table-cell>
          <table:table-cell table:style-name="ce13" table:formula="of:=[.O5]+[.Q5]" office:value-type="float" office:value="1129">
            <text:p>1129</text:p>
          </table:table-cell>
          <table:table-cell table:style-name="ce13" table:formula="of:=[.P5]+[.R5]" office:value-type="float" office:value="7252">
            <text:p>7252</text:p>
          </table:table-cell>
          <table:table-cell table:style-name="ce29" table:formula="of:=([.P5]+[.R5])/([.O5]+[.Q5])" office:value-type="float" office:value="6.42338352524358">
            <text:p>6,42</text:p>
          </table:table-cell>
          <table:table-cell table:style-name="ce13" office:value-type="float" office:value="78">
            <text:p>78</text:p>
          </table:table-cell>
          <table:table-cell table:style-name="ce29" table:formula="of:=[.X5]/([.R5]+[.P5])*100" office:value-type="float" office:value="1.07556536127965">
            <text:p>1,08</text:p>
          </table:table-cell>
          <table:table-cell table:number-columns-repeated="999"/>
        </table:table-row>
        <table:table-row table:style-name="ro3">
          <table:table-cell table:style-name="ce7" office:value-type="float" office:value="2">
            <text:p>2</text:p>
          </table:table-cell>
          <table:table-cell table:style-name="ce10" office:value-type="string">
            <text:p>bg</text:p>
          </table:table-cell>
          <table:table-cell table:style-name="ce13" office:value-type="string">
            <text:p>Bulgarian</text:p>
          </table:table-cell>
          <table:table-cell table:style-name="ce17" office:value-type="string">
            <text:p>PDT ready</text:p>
          </table:table-cell>
          <table:table-cell table:style-name="ce17" office:value-type="string">
            <text:p>YES</text:p>
          </table:table-cell>
          <table:table-cell table:style-name="ce17" office:value-type="string">
            <text:p>No, but there is a pretrained model for TreeTagger</text:p>
          </table:table-cell>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signed by Dan/UMD</text:p>
          </table:table-cell>
          <table:table-cell table:style-name="ce13"/>
          <table:table-cell table:style-name="ce13" office:value-type="float" office:value="12823">
            <text:p>12823</text:p>
          </table:table-cell>
          <table:table-cell table:style-name="ce13" office:value-type="float" office:value="190217">
            <text:p>190217</text:p>
          </table:table-cell>
          <table:table-cell table:style-name="ce13" office:value-type="float" office:value="398">
            <text:p>398</text:p>
          </table:table-cell>
          <table:table-cell table:style-name="ce13" office:value-type="float" office:value="5934">
            <text:p>5934</text:p>
          </table:table-cell>
          <table:table-cell table:style-name="ce28" table:formula="of:=[.O6]/[.U6]*100" office:value-type="float" office:value="96.9896376976023">
            <text:p>97</text:p>
          </table:table-cell>
          <table:table-cell table:style-name="ce28" table:formula="of:=[.Q6]/[.U6]*100" office:value-type="float" office:value="3.0103623023977">
            <text:p>3</text:p>
          </table:table-cell>
          <table:table-cell table:style-name="ce13" table:formula="of:=[.O6]+[.Q6]" office:value-type="float" office:value="13221">
            <text:p>13221</text:p>
          </table:table-cell>
          <table:table-cell table:style-name="ce13" table:formula="of:=[.P6]+[.R6]" office:value-type="float" office:value="196151">
            <text:p>196151</text:p>
          </table:table-cell>
          <table:table-cell table:style-name="ce29" table:formula="of:=([.P6]+[.R6])/([.O6]+[.Q6])" office:value-type="float" office:value="14.8363210044626">
            <text:p>14,84</text:p>
          </table:table-cell>
          <table:table-cell table:style-name="ce13" office:value-type="float" office:value="747">
            <text:p>747</text:p>
          </table:table-cell>
          <table:table-cell table:style-name="ce29" table:formula="of:=[.X6]/([.R6]+[.P6])*100" office:value-type="float" office:value="0.380829055166683">
            <text:p>0,38</text:p>
          </table:table-cell>
          <table:table-cell table:number-columns-repeated="999"/>
        </table:table-row>
        <table:table-row table:style-name="ro3">
          <table:table-cell table:style-name="ce8" office:value-type="float" office:value="4">
            <text:p>4</text:p>
          </table:table-cell>
          <table:table-cell table:style-name="ce11" office:value-type="string">
            <text:p>ca</text:p>
          </table:table-cell>
          <table:table-cell table:style-name="ce14" office:value-type="string">
            <text:p>Catalan</text:p>
          </table:table-cell>
          <table:table-cell table:style-name="ce18" office:value-type="string">
            <text:p>PDT ready</text:p>
          </table:table-cell>
          <table:table-cell table:style-name="ce18" office:value-type="string">
            <text:p>YES</text:p>
          </table:table-cell>
          <table:table-cell table:style-name="ce18" office:value-type="string">
            <text:p>Yes – conll2009</text:p>
          </table:table-cell>
          <table:table-cell table:style-name="ce14" office:value-type="string">
            <text:p>Nathan</text:p>
          </table:table-cell>
          <table:table-cell table:style-name="ce14"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table:table-cell table:style-name="ce13" office:value-type="string">
            <text:p>OK: research only, cite article, do not distribute</text:p>
          </table:table-cell>
          <table:table-cell table:style-name="ce13" office:value-type="string">
            <text:p>CoNLL 2009 training data is shorter because there is much larger development and evaluation test data.</text:p>
          </table:table-cell>
          <table:table-cell table:style-name="ce13" office:value-type="float" office:value="13200">
            <text:p>13200</text:p>
          </table:table-cell>
          <table:table-cell table:style-name="ce13" office:value-type="float" office:value="390302">
            <text:p>390302</text:p>
          </table:table-cell>
          <table:table-cell table:style-name="ce13" office:value-type="float" office:value="1724">
            <text:p>1724</text:p>
          </table:table-cell>
          <table:table-cell table:style-name="ce13" office:value-type="float" office:value="53015">
            <text:p>53015</text:p>
          </table:table-cell>
          <table:table-cell table:style-name="ce28" table:formula="of:=[.O7]/[.U7]*100" office:value-type="float" office:value="88.448137228625">
            <text:p>88</text:p>
          </table:table-cell>
          <table:table-cell table:style-name="ce28" table:formula="of:=[.Q7]/[.U7]*100" office:value-type="float" office:value="11.551862771375">
            <text:p>12</text:p>
          </table:table-cell>
          <table:table-cell table:style-name="ce13" table:formula="of:=[.O7]+[.Q7]" office:value-type="float" office:value="14924">
            <text:p>14924</text:p>
          </table:table-cell>
          <table:table-cell table:style-name="ce13" table:formula="of:=[.P7]+[.R7]" office:value-type="float" office:value="443317">
            <text:p>443317</text:p>
          </table:table-cell>
          <table:table-cell table:style-name="ce29" table:formula="of:=([.P7]+[.R7])/([.O7]+[.Q7])" office:value-type="float" office:value="29.7049718574109">
            <text:p>29,70</text:p>
          </table:table-cell>
          <table:table-cell table:style-name="ce13" office:value-type="float" office:value="0">
            <text:p>0</text:p>
          </table:table-cell>
          <table:table-cell table:style-name="ce29" table:formula="of:=[.X7]/([.R7]+[.P7])*100" office:value-type="float" office:value="0">
            <text:p>0,00</text:p>
          </table:table-cell>
          <table:table-cell table:number-columns-repeated="999"/>
        </table:table-row>
        <table:table-row table:style-name="ro3">
          <table:table-cell table:style-name="ce7" office:value-type="float" office:value="5">
            <text:p>5</text:p>
          </table:table-cell>
          <table:table-cell table:style-name="ce10" office:value-type="string">
            <text:p>cs</text:p>
          </table:table-cell>
          <table:table-cell table:style-name="ce13" office:value-type="string">
            <text:p>Czech</text:p>
          </table:table-cell>
          <table:table-cell table:style-name="ce17" office:value-type="string">
            <text:p>PDT ready</text:p>
          </table:table-cell>
          <table:table-cell table:style-name="ce17" office:value-type="string">
            <text:p>YES</text:p>
          </table:table-cell>
          <table:table-cell table:style-name="ce17" office:value-type="string">
            <text:p>Yes – tagger or conll2009</text:p>
          </table:table-cell>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office:value-type="string">
            <text:p>YES</text:p>
          </table:table-cell>
          <table:table-cell table:style-name="ce13"/>
          <table:table-cell table:style-name="ce13" office:value-type="string">
            <text:p>OK: ours</text:p>
          </table:table-cell>
          <table:table-cell table:style-name="ce13" office:value-type="string">
            <text:p>CoNLL 2006 comes from PDT 1.0. CoNLL 2007 and 2009 come from PDT 2.0.</text:p>
          </table:table-cell>
          <table:table-cell table:style-name="ce13" office:value-type="float" office:value="25364">
            <text:p>25364</text:p>
          </table:table-cell>
          <table:table-cell table:style-name="ce13" office:value-type="float" office:value="432296">
            <text:p>432296</text:p>
          </table:table-cell>
          <table:table-cell table:style-name="ce13" office:value-type="float" office:value="286">
            <text:p>286</text:p>
          </table:table-cell>
          <table:table-cell table:style-name="ce13" office:value-type="float" office:value="4724">
            <text:p>4724</text:p>
          </table:table-cell>
          <table:table-cell table:style-name="ce28" table:formula="of:=[.O8]/[.U8]*100" office:value-type="float" office:value="98.8849902534113">
            <text:p>99</text:p>
          </table:table-cell>
          <table:table-cell table:style-name="ce28" table:formula="of:=[.Q8]/[.U8]*100" office:value-type="float" office:value="1.11500974658869">
            <text:p>1</text:p>
          </table:table-cell>
          <table:table-cell table:style-name="ce13" table:formula="of:=[.O8]+[.Q8]" office:value-type="float" office:value="25650">
            <text:p>25650</text:p>
          </table:table-cell>
          <table:table-cell table:style-name="ce13" table:formula="of:=[.P8]+[.R8]" office:value-type="float" office:value="437020">
            <text:p>437020</text:p>
          </table:table-cell>
          <table:table-cell table:style-name="ce29" table:formula="of:=([.P8]+[.R8])/([.O8]+[.Q8])" office:value-type="float" office:value="17.0378167641326">
            <text:p>17,04</text:p>
          </table:table-cell>
          <table:table-cell table:style-name="ce13" office:value-type="float" office:value="8351">
            <text:p>8351</text:p>
          </table:table-cell>
          <table:table-cell table:style-name="ce29" table:formula="of:=[.X8]/([.R8]+[.P8])*100" office:value-type="float" office:value="1.91089652647476">
            <text:p>1,91</text:p>
          </table:table-cell>
          <table:table-cell table:number-columns-repeated="999"/>
        </table:table-row>
        <table:table-row table:style-name="ro3">
          <table:table-cell table:style-name="ce7" office:value-type="float" office:value="6">
            <text:p>6</text:p>
          </table:table-cell>
          <table:table-cell table:style-name="ce10" office:value-type="string">
            <text:p>da</text:p>
          </table:table-cell>
          <table:table-cell table:style-name="ce13" office:value-type="string">
            <text:p>Danish</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5190">
            <text:p>5190</text:p>
          </table:table-cell>
          <table:table-cell table:style-name="ce13" office:value-type="float" office:value="94386">
            <text:p>94386</text:p>
          </table:table-cell>
          <table:table-cell table:style-name="ce13" office:value-type="float" office:value="322">
            <text:p>322</text:p>
          </table:table-cell>
          <table:table-cell table:style-name="ce13" office:value-type="float" office:value="5852">
            <text:p>5852</text:p>
          </table:table-cell>
          <table:table-cell table:style-name="ce28" table:formula="of:=[.O9]/[.U9]*100" office:value-type="float" office:value="94.1582002902758">
            <text:p>94</text:p>
          </table:table-cell>
          <table:table-cell table:style-name="ce28" table:formula="of:=[.Q9]/[.U9]*100" office:value-type="float" office:value="5.84179970972424">
            <text:p>6</text:p>
          </table:table-cell>
          <table:table-cell table:style-name="ce13" table:formula="of:=[.O9]+[.Q9]" office:value-type="float" office:value="5512">
            <text:p>5512</text:p>
          </table:table-cell>
          <table:table-cell table:style-name="ce13" table:formula="of:=[.P9]+[.R9]" office:value-type="float" office:value="100238">
            <text:p>100238</text:p>
          </table:table-cell>
          <table:table-cell table:style-name="ce29" table:formula="of:=([.P9]+[.R9])/([.O9]+[.Q9])" office:value-type="float" office:value="18.1854136429608">
            <text:p>18,19</text:p>
          </table:table-cell>
          <table:table-cell table:style-name="ce13" office:value-type="float" office:value="988">
            <text:p>988</text:p>
          </table:table-cell>
          <table:table-cell table:style-name="ce29" table:formula="of:=[.X9]/([.R9]+[.P9])*100" office:value-type="float" office:value="0.985654143139328">
            <text:p>0,99</text:p>
          </table:table-cell>
          <table:table-cell table:number-columns-repeated="999"/>
        </table:table-row>
        <table:table-row table:style-name="ro3">
          <table:table-cell table:style-name="ce7" office:value-type="float" office:value="22">
            <text:p>22</text:p>
          </table:table-cell>
          <table:table-cell table:style-name="ce11" office:value-type="string">
            <text:p>nl</text:p>
          </table:table-cell>
          <table:table-cell table:style-name="ce14" office:value-type="string">
            <text:p>Dutch</text:p>
          </table:table-cell>
          <table:table-cell table:style-name="ce18" office:value-type="string">
            <text:p>PDT ready</text:p>
          </table:table-cell>
          <table:table-cell table:style-name="ce18" office:value-type="string">
            <text:p>YES</text:p>
          </table:table-cell>
          <table:table-cell table:style-name="ce17" office:value-type="string">
            <text:p>Yes, according to README these are tags from a memory-based tagger</text:p>
          </table:table-cell>
          <table:table-cell table:style-name="ce14" office:value-type="string">
            <text:p>Nathan</text:p>
          </table:table-cell>
          <table:table-cell table:style-name="ce14" office:value-type="string">
            <text:p>Zdeněk</text:p>
          </table:table-cell>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13349">
            <text:p>13349</text:p>
          </table:table-cell>
          <table:table-cell table:style-name="ce13" office:value-type="float" office:value="195069">
            <text:p>195069</text:p>
          </table:table-cell>
          <table:table-cell table:style-name="ce13" office:value-type="float" office:value="386">
            <text:p>386</text:p>
          </table:table-cell>
          <table:table-cell table:style-name="ce13" office:value-type="float" office:value="5585">
            <text:p>5585</text:p>
          </table:table-cell>
          <table:table-cell table:style-name="ce28" table:formula="of:=[.O10]/[.U10]*100" office:value-type="float" office:value="97.1896614488533">
            <text:p>97</text:p>
          </table:table-cell>
          <table:table-cell table:style-name="ce28" table:formula="of:=[.Q10]/[.U10]*100" office:value-type="float" office:value="2.81033855114671">
            <text:p>3</text:p>
          </table:table-cell>
          <table:table-cell table:style-name="ce13" table:formula="of:=[.O10]+[.Q10]" office:value-type="float" office:value="13735">
            <text:p>13735</text:p>
          </table:table-cell>
          <table:table-cell table:style-name="ce13" table:formula="of:=[.P10]+[.R10]" office:value-type="float" office:value="200654">
            <text:p>200654</text:p>
          </table:table-cell>
          <table:table-cell table:style-name="ce29" table:formula="of:=([.P10]+[.R10])/([.O10]+[.Q10])" office:value-type="float" office:value="14.6089552238806">
            <text:p>14,61</text:p>
          </table:table-cell>
          <table:table-cell table:style-name="ce14" office:value-type="float" office:value="10858">
            <text:p>10858</text:p>
          </table:table-cell>
          <table:table-cell table:style-name="ce29" table:formula="of:=[.X10]/([.R10]+[.P10])*100" office:value-type="float" office:value="5.41130503254358">
            <text:p>5,41</text:p>
          </table:table-cell>
          <table:table-cell table:number-columns-repeated="999"/>
        </table:table-row>
        <table:table-row table:style-name="ro3">
          <table:table-cell table:style-name="ce8" office:value-type="float" office:value="9">
            <text:p>9</text:p>
          </table:table-cell>
          <table:table-cell table:style-name="ce11" office:value-type="string">
            <text:p>en</text:p>
          </table:table-cell>
          <table:table-cell table:style-name="ce14" office:value-type="string">
            <text:p>English</text:p>
          </table:table-cell>
          <table:table-cell table:style-name="ce18" office:value-type="string">
            <text:p>PDT ready</text:p>
          </table:table-cell>
          <table:table-cell table:style-name="ce18" office:value-type="string">
            <text:p>YES</text:p>
          </table:table-cell>
          <table:table-cell table:style-name="ce18" office:value-type="string">
            <text:p>Yes – tagger or conll2009</text:p>
          </table:table-cell>
          <table:table-cell table:style-name="ce14" office:value-type="string">
            <text:p>Nathan</text:p>
          </table:table-cell>
          <table:table-cell table:style-name="ce14" office:value-type="string">
            <text:p>Zdeněk</text:p>
          </table:table-cell>
          <table:table-cell table:style-name="ce13"/>
          <table:table-cell table:style-name="ce14" office:value-type="string">
            <text:p>YES</text:p>
          </table:table-cell>
          <table:table-cell table:style-name="ce21" office:value-type="string">
            <text:p>YES</text:p>
          </table:table-cell>
          <table:table-cell table:style-name="ce13"/>
          <table:table-cell table:style-name="ce13" office:value-type="string">
            <text:p>OK: LDC</text:p>
          </table:table-cell>
          <table:table-cell table:style-name="ce13" office:value-type="string">
            <text:p>CoNLL 2009 data is more than twice as large as 2007. Development test data is six times larger.</text:p>
          </table:table-cell>
          <table:table-cell table:style-name="ce13" office:value-type="float" office:value="39279">
            <text:p>39279</text:p>
          </table:table-cell>
          <table:table-cell table:style-name="ce13" office:value-type="float" office:value="958167">
            <text:p>958167</text:p>
          </table:table-cell>
          <table:table-cell table:style-name="ce13" office:value-type="float" office:value="1334">
            <text:p>1334</text:p>
          </table:table-cell>
          <table:table-cell table:style-name="ce13" office:value-type="float" office:value="33368">
            <text:p>33368</text:p>
          </table:table-cell>
          <table:table-cell table:style-name="ce28" table:formula="of:=[.O11]/[.U11]*100" office:value-type="float" office:value="96.7153374535247">
            <text:p>97</text:p>
          </table:table-cell>
          <table:table-cell table:style-name="ce28" table:formula="of:=[.Q11]/[.U11]*100" office:value-type="float" office:value="3.28466254647527">
            <text:p>3</text:p>
          </table:table-cell>
          <table:table-cell table:style-name="ce13" table:formula="of:=[.O11]+[.Q11]" office:value-type="float" office:value="40613">
            <text:p>40613</text:p>
          </table:table-cell>
          <table:table-cell table:style-name="ce13" table:formula="of:=[.P11]+[.R11]" office:value-type="float" office:value="991535">
            <text:p>991535</text:p>
          </table:table-cell>
          <table:table-cell table:style-name="ce29" table:formula="of:=([.P11]+[.R11])/([.O11]+[.Q11])" office:value-type="float" office:value="24.4142269716593">
            <text:p>24,41</text:p>
          </table:table-cell>
          <table:table-cell table:style-name="ce13" office:value-type="float" office:value="3819">
            <text:p>3819</text:p>
          </table:table-cell>
          <table:table-cell table:style-name="ce29" table:formula="of:=[.X11]/([.R11]+[.P11])*100" office:value-type="float" office:value="0.385160382639039">
            <text:p>0,39</text:p>
          </table:table-cell>
          <table:table-cell table:number-columns-repeated="999"/>
        </table:table-row>
        <table:table-row table:style-name="ro5">
          <table:table-cell table:style-name="ce8" office:value-type="float" office:value="11">
            <text:p>11</text:p>
          </table:table-cell>
          <table:table-cell table:style-name="ce11" office:value-type="string">
            <text:p>et</text:p>
          </table:table-cell>
          <table:table-cell table:style-name="ce14" office:value-type="string">
            <text:p>Estonian</text:p>
          </table:table-cell>
          <table:table-cell table:style-name="ce18" office:value-type="string">
            <text:p>PDT ready</text:p>
          </table:table-cell>
          <table:table-cell table:style-name="ce18" office:value-type="string">
            <text:p>YES</text:p>
          </table:table-cell>
          <table:table-cell table:style-name="ce17" office:value-type="string">
            <text:p>No, but there is a pretrained model for TreeTagger</text:p>
          </table:table-cell>
          <table:table-cell table:style-name="ce14" office:value-type="string">
            <text:p>Honza</text:p>
          </table:table-cell>
          <table:table-cell table:style-name="ce14" office:value-type="string">
            <text:p>Dan</text:p>
          </table:table-cell>
          <table:table-cell table:style-name="ce13" table:number-columns-repeated="3"/>
          <table:table-cell table:style-name="ce21" office:value-type="string">
            <text:p><text:a xlink:href="http://vvv.cs.ut.ee/~kaili/Korpus/puud/">http://vvv.cs.ut.ee/~kaili/Korpus/puud/</text:a></text:p>
          </table:table-cell>
          <table:table-cell table:style-name="ce13" office:value-type="string">
            <text:p>OK: freely downloadable</text:p>
          </table:table-cell>
          <table:table-cell table:style-name="ce26" office: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13" office:value-type="float" office:value="1184">
            <text:p>1184</text:p>
          </table:table-cell>
          <table:table-cell table:style-name="ce13" office:value-type="float" office:value="8535">
            <text:p>8535</text:p>
          </table:table-cell>
          <table:table-cell table:style-name="ce26" office:value-type="float" office:value="131">
            <text:p>131</text:p>
          </table:table-cell>
          <table:table-cell table:style-name="ce26" office:value-type="float" office:value="956">
            <text:p>956</text:p>
          </table:table-cell>
          <table:table-cell table:style-name="ce28" table:formula="of:=[.O12]/[.U12]*100" office:value-type="float" office:value="90.0380228136882">
            <text:p>90</text:p>
          </table:table-cell>
          <table:table-cell table:style-name="ce28" table:formula="of:=[.Q12]/[.U12]*100" office:value-type="float" office:value="9.96197718631179">
            <text:p>10</text:p>
          </table:table-cell>
          <table:table-cell table:style-name="ce13" table:formula="of:=[.O12]+[.Q12]" office:value-type="float" office:value="1315">
            <text:p>1315</text:p>
          </table:table-cell>
          <table:table-cell table:style-name="ce13" table:formula="of:=[.P12]+[.R12]" office:value-type="float" office:value="9491">
            <text:p>9491</text:p>
          </table:table-cell>
          <table:table-cell table:style-name="ce29" table:formula="of:=([.P12]+[.R12])/([.O12]+[.Q12])" office:value-type="float" office:value="7.21749049429658">
            <text:p>7,22</text:p>
          </table:table-cell>
          <table:table-cell table:style-name="ce14" office:value-type="float" office:value="7">
            <text:p>7</text:p>
          </table:table-cell>
          <table:table-cell table:style-name="ce29" table:formula="of:=[.X12]/([.R12]+[.P12])*100" office:value-type="float" office:value="0.0737540828152987">
            <text:p>0,07</text:p>
          </table:table-cell>
          <table:table-cell table:number-columns-repeated="999"/>
        </table:table-row>
        <table:table-row table:style-name="ro3">
          <table:table-cell table:style-name="ce8" office:value-type="float" office:value="14">
            <text:p>14</text:p>
          </table:table-cell>
          <table:table-cell table:style-name="ce11" office:value-type="string">
            <text:p>fi</text:p>
          </table:table-cell>
          <table:table-cell table:style-name="ce14" office:value-type="string">
            <text:p>Finnish</text:p>
          </table:table-cell>
          <table:table-cell table:style-name="ce18" office:value-type="string">
            <text:p>PDT ready</text:p>
          </table:table-cell>
          <table:table-cell table:style-name="ce18" office:value-type="string">
            <text:p>YES</text:p>
          </table:table-cell>
          <table:table-cell table:style-name="ce18" office:value-type="string">
            <text:p>Yes – Honza says there are no gold tags</text:p>
          </table:table-cell>
          <table:table-cell table:style-name="ce14"/>
          <table:table-cell table:style-name="ce14" office:value-type="string">
            <text:p>Honza</text:p>
          </table:table-cell>
          <table:table-cell table:style-name="ce13"/>
          <table:table-cell table:style-name="ce14"/>
          <table:table-cell table:style-name="ce13"/>
          <table:table-cell table:style-name="ce21" office:value-type="string">
            <text:p>http://bionlp.utu.fi/fintreebank.html</text:p>
          </table:table-cell>
          <table:table-cell table:style-name="ce14" office:value-type="string">
            <text:p>OK: Creative Commons Attribution Share-Alike</text:p>
          </table:table-cell>
          <table:table-cell table:style-name="ce26" office:value-type="string">
            <text:p>The original data was not split to training and test. I suggest taking the first 90% for training and the rest for testing.</text:p>
          </table:table-cell>
          <table:table-cell table:style-name="ce13" office:value-type="float" office:value="3877">
            <text:p>3877</text:p>
          </table:table-cell>
          <table:table-cell table:style-name="ce13" office:value-type="float" office:value="53151">
            <text:p>53151</text:p>
          </table:table-cell>
          <table:table-cell table:style-name="ce26" office:value-type="float" office:value="430">
            <text:p>430</text:p>
          </table:table-cell>
          <table:table-cell table:style-name="ce26" office:value-type="float" office:value="5425">
            <text:p>5425</text:p>
          </table:table-cell>
          <table:table-cell table:style-name="ce28" table:formula="of:=[.O13]/[.U13]*100" office:value-type="float" office:value="90.0162526120269">
            <text:p>90</text:p>
          </table:table-cell>
          <table:table-cell table:style-name="ce28" table:formula="of:=[.Q13]/[.U13]*100" office:value-type="float" office:value="9.98374738797307">
            <text:p>10</text:p>
          </table:table-cell>
          <table:table-cell table:style-name="ce13" table:formula="of:=[.O13]+[.Q13]" office:value-type="float" office:value="4307">
            <text:p>4307</text:p>
          </table:table-cell>
          <table:table-cell table:style-name="ce13" table:formula="of:=[.P13]+[.R13]" office:value-type="float" office:value="58576">
            <text:p>58576</text:p>
          </table:table-cell>
          <table:table-cell table:style-name="ce29" table:formula="of:=([.P13]+[.R13])/([.O13]+[.Q13])" office:value-type="float" office:value="13.6001857441375">
            <text:p>13,60</text:p>
          </table:table-cell>
          <table:table-cell table:style-name="ce14" office:value-type="float" office:value="299">
            <text:p>299</text:p>
          </table:table-cell>
          <table:table-cell table:style-name="ce29" table:formula="of:=[.X13]/([.R13]+[.P13])*100" office:value-type="float" office:value="0.510447965036875">
            <text:p>0,51</text:p>
          </table:table-cell>
          <table:table-cell table:number-columns-repeated="999"/>
        </table:table-row>
        <table:table-row table:style-name="ro3">
          <table:table-cell table:style-name="ce7" office:value-type="float" office:value="7">
            <text:p>7</text:p>
          </table:table-cell>
          <table:table-cell table:style-name="ce10" office:value-type="string">
            <text:p>de</text:p>
          </table:table-cell>
          <table:table-cell table:style-name="ce13" office:value-type="string">
            <text:p>German</text:p>
          </table:table-cell>
          <table:table-cell table:style-name="ce17" office:value-type="string">
            <text:p>PDT ready</text:p>
          </table:table-cell>
          <table:table-cell table:style-name="ce17" office:value-type="string">
            <text:p>YES</text:p>
          </table:table-cell>
          <table:table-cell table:style-name="ce17" office:value-type="string">
            <text:p>Yes – conll2009</text:p>
          </table:table-cell>
          <table:table-cell table:style-name="ce13" office:value-type="string">
            <text:p>Dan</text:p>
          </table:table-cell>
          <table:table-cell table:style-name="ce13"/>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OK: non-profit research</text:p>
          </table:table-cell>
          <table:table-cell table:style-name="ce13" office:value-type="string">
            <text:p>CoNLL 2009 is better because it contains morphological tags in addition to part of speech.</text:p>
          </table:table-cell>
          <table:table-cell table:style-name="ce13" office:value-type="float" office:value="36020">
            <text:p>36020</text:p>
          </table:table-cell>
          <table:table-cell table:style-name="ce13" office:value-type="float" office:value="648677">
            <text:p>648677</text:p>
          </table:table-cell>
          <table:table-cell table:style-name="ce13" office:value-type="float" office:value="2000">
            <text:p>2000</text:p>
          </table:table-cell>
          <table:table-cell table:style-name="ce13" office:value-type="float" office:value="32033">
            <text:p>32033</text:p>
          </table:table-cell>
          <table:table-cell table:style-name="ce28" table:formula="of:=[.O14]/[.U14]*100" office:value-type="float" office:value="94.7396107311941">
            <text:p>95</text:p>
          </table:table-cell>
          <table:table-cell table:style-name="ce28" table:formula="of:=[.Q14]/[.U14]*100" office:value-type="float" office:value="5.26038926880589">
            <text:p>5</text:p>
          </table:table-cell>
          <table:table-cell table:style-name="ce13" table:formula="of:=[.O14]+[.Q14]" office:value-type="float" office:value="38020">
            <text:p>38020</text:p>
          </table:table-cell>
          <table:table-cell table:style-name="ce13" table:formula="of:=[.P14]+[.R14]" office:value-type="float" office:value="680710">
            <text:p>680710</text:p>
          </table:table-cell>
          <table:table-cell table:style-name="ce29" table:formula="of:=([.P14]+[.R14])/([.O14]+[.Q14])" office:value-type="float" office:value="17.9039978958443">
            <text:p>17,90</text:p>
          </table:table-cell>
          <table:table-cell table:style-name="ce13" office:value-type="float" office:value="15875">
            <text:p>15875</text:p>
          </table:table-cell>
          <table:table-cell table:style-name="ce29" table:formula="of:=[.X14]/([.R14]+[.P14])*100" office:value-type="float" office:value="2.33212381190228">
            <text:p>2,33</text:p>
          </table:table-cell>
          <table:table-cell table:number-columns-repeated="999"/>
        </table:table-row>
        <table:table-row table:style-name="ro3">
          <table:table-cell table:style-name="ce7" office:value-type="float" office:value="8">
            <text:p>8</text:p>
          </table:table-cell>
          <table:table-cell table:style-name="ce10" office:value-type="string">
            <text:p>el</text:p>
          </table:table-cell>
          <table:table-cell table:style-name="ce13" office:value-type="string">
            <text:p>Greek</text:p>
          </table:table-cell>
          <table:table-cell table:style-name="ce17" office:value-type="string">
            <text:p>PDT ready</text:p>
          </table:table-cell>
          <table:table-cell table:style-name="ce17" office:value-type="string">
            <text:p>YES</text:p>
          </table:table-cell>
          <table:table-cell table:style-name="ce17" office:value-type="string">
            <text:p>No, but there is a pretrained model for TreeTagger</text:p>
          </table:table-cell>
          <table:table-cell table:style-name="ce13" office:value-type="string">
            <text:p>Loganathan</text:p>
          </table:table-cell>
          <table:table-cell table:style-name="ce13" table:number-columns-repeated="2"/>
          <table:table-cell table:style-name="ce21" office:value-type="string">
            <text:p>YES</text:p>
          </table:table-cell>
          <table:table-cell table:style-name="ce13" table:number-columns-repeated="2"/>
          <table:table-cell table:style-name="ce14" office:value-type="string">
            <text:p>OK: the license was originally limited to the duration of the shared task; permission to reuse the data for later experiments granted by Prokopis Prokopidis (e-mail to Dan July 1, 2011)</text:p>
          </table:table-cell>
          <table:table-cell table:style-name="ce13" office:value-type="string">
            <text:p>In spring 2010 all shared task data sets from 2006 and 2007 were being prepared for new publication at LDC. Unfortunately they have not been published yet.</text:p>
          </table:table-cell>
          <table:table-cell table:style-name="ce13" office:value-type="float" office:value="2705">
            <text:p>2705</text:p>
          </table:table-cell>
          <table:table-cell table:style-name="ce13" office:value-type="float" office:value="65419">
            <text:p>65419</text:p>
          </table:table-cell>
          <table:table-cell table:style-name="ce13" office:value-type="float" office:value="197">
            <text:p>197</text:p>
          </table:table-cell>
          <table:table-cell table:style-name="ce13" office:value-type="float" office:value="4804">
            <text:p>4804</text:p>
          </table:table-cell>
          <table:table-cell table:style-name="ce28" table:formula="of:=[.O15]/[.U15]*100" office:value-type="float" office:value="93.2115782219159">
            <text:p>93</text:p>
          </table:table-cell>
          <table:table-cell table:style-name="ce28" table:formula="of:=[.Q15]/[.U15]*100" office:value-type="float" office:value="6.78842177808408">
            <text:p>7</text:p>
          </table:table-cell>
          <table:table-cell table:style-name="ce13" table:formula="of:=[.O15]+[.Q15]" office:value-type="float" office:value="2902">
            <text:p>2902</text:p>
          </table:table-cell>
          <table:table-cell table:style-name="ce13" table:formula="of:=[.P15]+[.R15]" office:value-type="float" office:value="70223">
            <text:p>70223</text:p>
          </table:table-cell>
          <table:table-cell table:style-name="ce29" table:formula="of:=([.P15]+[.R15])/([.O15]+[.Q15])" office:value-type="float" office:value="24.1981392143349">
            <text:p>24,20</text:p>
          </table:table-cell>
          <table:table-cell table:style-name="ce13" office:value-type="float" office:value="823">
            <text:p>823</text:p>
          </table:table-cell>
          <table:table-cell table:style-name="ce29" table:formula="of:=[.X15]/([.R15]+[.P15])*100" office:value-type="float" office:value="1.17198069008729">
            <text:p>1,17</text:p>
          </table:table-cell>
          <table:table-cell table:number-columns-repeated="999"/>
        </table:table-row>
        <table:table-row table:style-name="ro3">
          <table:table-cell table:style-name="ce7" office:value-type="float" office:value="15">
            <text:p>15</text:p>
          </table:table-cell>
          <table:table-cell table:style-name="ce10" office:value-type="string">
            <text:p>grc</text:p>
          </table:table-cell>
          <table:table-cell table:style-name="ce13" office:value-type="string">
            <text:p>Greek (Ancient)</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Loganathan</text:p>
          </table:table-cell>
          <table:table-cell table:style-name="ce13" table:number-columns-repeated="4"/>
          <table:table-cell table:style-name="ce21" office:value-type="string">
            <text:p>http://nlp.perseus.tufts.edu/syntax/treebank/greek.html</text:p>
          </table:table-cell>
          <table:table-cell table:style-name="ce13" office:value-type="string">
            <text:p>OK: Creative Commons</text:p>
          </table:table-cell>
          <table:table-cell table:style-name="ce26" office:value-type="string">
            <text:p>The original data was not split to training and test. I suggest taking the smallest file (1999.01.0015.xml, 529 sentences, 5949 tokens) and making it the test data, while the rest would serve for training.</text:p>
          </table:table-cell>
          <table:table-cell table:style-name="ce13" office:value-type="float" office:value="20632">
            <text:p>20632</text:p>
          </table:table-cell>
          <table:table-cell table:style-name="ce13" office:value-type="float" office:value="302957">
            <text:p>302957</text:p>
          </table:table-cell>
          <table:table-cell table:style-name="ce26" office:value-type="float" office:value="528">
            <text:p>528</text:p>
          </table:table-cell>
          <table:table-cell table:style-name="ce26" office:value-type="float" office:value="5925">
            <text:p>5925</text:p>
          </table:table-cell>
          <table:table-cell table:style-name="ce28" table:formula="of:=[.O16]/[.U16]*100" office:value-type="float" office:value="97.5047258979206">
            <text:p>98</text:p>
          </table:table-cell>
          <table:table-cell table:style-name="ce28" table:formula="of:=[.Q16]/[.U16]*100" office:value-type="float" office:value="2.49527410207939">
            <text:p>2</text:p>
          </table:table-cell>
          <table:table-cell table:style-name="ce13" table:formula="of:=[.O16]+[.Q16]" office:value-type="float" office:value="21160">
            <text:p>21160</text:p>
          </table:table-cell>
          <table:table-cell table:style-name="ce13" table:formula="of:=[.P16]+[.R16]" office:value-type="float" office:value="308882">
            <text:p>308882</text:p>
          </table:table-cell>
          <table:table-cell table:style-name="ce29" table:formula="of:=([.P16]+[.R16])/([.O16]+[.Q16])" office:value-type="float" office:value="14.5974480151229">
            <text:p>14,60</text:p>
          </table:table-cell>
          <table:table-cell table:style-name="ce14" office:value-type="float" office:value="60469">
            <text:p>60469</text:p>
          </table:table-cell>
          <table:table-cell table:style-name="ce29" table:formula="of:=[.X16]/([.R16]+[.P16])*100" office:value-type="float" office:value="19.5767315673947">
            <text:p>19,58</text:p>
          </table:table-cell>
          <table:table-cell table:number-columns-repeated="999"/>
        </table:table-row>
        <table:table-row table:style-name="ro3">
          <table:table-cell table:style-name="ce7" office:value-type="float" office:value="16">
            <text:p>16</text:p>
          </table:table-cell>
          <table:table-cell table:style-name="ce10" office:value-type="string">
            <text:p>hi</text:p>
          </table:table-cell>
          <table:table-cell table:style-name="ce13" office:value-type="string">
            <text:p>Hindi</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D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ignificantly larger than 2009 and contains more fine-grained annotation. Nodes are tokens, not chunks (i.e. there are nodes for postpositions, too).</text:p>
          </table:table-cell>
          <table:table-cell table:style-name="ce13" office:value-type="float" office:value="2972">
            <text:p>2972</text:p>
          </table:table-cell>
          <table:table-cell table:style-name="ce13" office:value-type="float" office:value="64452">
            <text:p>64452</text:p>
          </table:table-cell>
          <table:table-cell table:style-name="ce13" office:value-type="float" office:value="543">
            <text:p>543</text:p>
          </table:table-cell>
          <table:table-cell table:style-name="ce13" office:value-type="float" office:value="12616">
            <text:p>12616</text:p>
          </table:table-cell>
          <table:table-cell table:style-name="ce28" table:formula="of:=[.O17]/[.U17]*100" office:value-type="float" office:value="84.551920341394">
            <text:p>85</text:p>
          </table:table-cell>
          <table:table-cell table:style-name="ce28" table:formula="of:=[.Q17]/[.U17]*100" office:value-type="float" office:value="15.448079658606">
            <text:p>15</text:p>
          </table:table-cell>
          <table:table-cell table:style-name="ce13" table:formula="of:=[.O17]+[.Q17]" office:value-type="float" office:value="3515">
            <text:p>3515</text:p>
          </table:table-cell>
          <table:table-cell table:style-name="ce13" table:formula="of:=[.P17]+[.R17]" office:value-type="float" office:value="77068">
            <text:p>77068</text:p>
          </table:table-cell>
          <table:table-cell table:style-name="ce29" table:formula="of:=([.P17]+[.R17])/([.O17]+[.Q17])" office:value-type="float" office:value="21.9254623044097">
            <text:p>21,93</text:p>
          </table:table-cell>
          <table:table-cell table:style-name="ce14" office:value-type="float" office:value="862">
            <text:p>862</text:p>
          </table:table-cell>
          <table:table-cell table:style-name="ce29" table:formula="of:=[.X17]/([.R17]+[.P17])*100" office:value-type="float" office:value="1.11849275964084">
            <text:p>1,12</text:p>
          </table:table-cell>
          <table:table-cell table:number-columns-repeated="999"/>
        </table:table-row>
        <table:table-row table:style-name="ro3">
          <table:table-cell table:style-name="ce8" office:value-type="float" office:value="17">
            <text:p>17</text:p>
          </table:table-cell>
          <table:table-cell table:style-name="ce11" office:value-type="string">
            <text:p>hu</text:p>
          </table:table-cell>
          <table:table-cell table:style-name="ce14" office:value-type="string">
            <text:p>Hungarian</text:p>
          </table:table-cell>
          <table:table-cell table:style-name="ce18" office:value-type="string">
            <text:p>PDT ready</text:p>
          </table:table-cell>
          <table:table-cell table:style-name="ce18" office:value-type="string">
            <text:p>YES</text:p>
          </table:table-cell>
          <table:table-cell table:style-name="ce18"/>
          <table:table-cell table:style-name="ce14" office:value-type="string">
            <text:p>Nathan</text:p>
          </table:table-cell>
          <table:table-cell table:style-name="ce14" office:value-type="string">
            <text:p>Zdeněk</text:p>
          </table:table-cell>
          <table:table-cell table:style-name="ce13"/>
          <table:table-cell table:style-name="ce21" office:value-type="string">
            <text:p>YES</text:p>
          </table:table-cell>
          <table:table-cell table:style-name="ce13" table:number-columns-repeated="2"/>
          <table:table-cell table:style-name="ce13" office:value-type="string">
            <text:p>OK: non-profit research and education, cite article, do not distribute</text:p>
          </table:table-cell>
          <table:table-cell table:style-name="ce13"/>
          <table:table-cell table:style-name="ce13" office:value-type="float" office:value="6034">
            <text:p>6034</text:p>
          </table:table-cell>
          <table:table-cell table:style-name="ce13" office:value-type="float" office:value="131799">
            <text:p>131799</text:p>
          </table:table-cell>
          <table:table-cell table:style-name="ce13" office:value-type="float" office:value="390">
            <text:p>390</text:p>
          </table:table-cell>
          <table:table-cell table:style-name="ce13" office:value-type="float" office:value="7344">
            <text:p>7344</text:p>
          </table:table-cell>
          <table:table-cell table:style-name="ce28" table:formula="of:=[.O18]/[.U18]*100" office:value-type="float" office:value="93.9290161892902">
            <text:p>94</text:p>
          </table:table-cell>
          <table:table-cell table:style-name="ce28" table:formula="of:=[.Q18]/[.U18]*100" office:value-type="float" office:value="6.07098381070984">
            <text:p>6</text:p>
          </table:table-cell>
          <table:table-cell table:style-name="ce13" table:formula="of:=[.O18]+[.Q18]" office:value-type="float" office:value="6424">
            <text:p>6424</text:p>
          </table:table-cell>
          <table:table-cell table:style-name="ce13" table:formula="of:=[.P18]+[.R18]" office:value-type="float" office:value="139143">
            <text:p>139143</text:p>
          </table:table-cell>
          <table:table-cell table:style-name="ce29" table:formula="of:=([.P18]+[.R18])/([.O18]+[.Q18])" office:value-type="float" office:value="21.6598692403487">
            <text:p>21,66</text:p>
          </table:table-cell>
          <table:table-cell table:style-name="ce14" office:value-type="float" office:value="4032">
            <text:p>4032</text:p>
          </table:table-cell>
          <table:table-cell table:style-name="ce29" table:formula="of:=[.X18]/([.R18]+[.P18])*100" office:value-type="float" office:value="2.89773829800996">
            <text:p>2,90</text:p>
          </table:table-cell>
          <table:table-cell table:number-columns-repeated="999"/>
        </table:table-row>
        <table:table-row table:style-name="ro3">
          <table:table-cell table:style-name="ce9" office:value-type="float" office:value="31">
            <text:p>31</text:p>
          </table:table-cell>
          <table:table-cell table:style-name="ce12" office:value-type="string">
            <text:p>zh</text:p>
          </table:table-cell>
          <table:table-cell table:style-name="ce15" office:value-type="string">
            <text:p>Chinese</text:p>
          </table:table-cell>
          <table:table-cell table:style-name="ce19" office:value-type="string">
            <text:p>source</text:p>
          </table:table-cell>
          <table:table-cell table:style-name="ce19" office:value-type="string">
            <text:p>YES</text:p>
          </table:table-cell>
          <table:table-cell table:style-name="ce19" office:value-type="string">
            <text:p>No, but it is in conll2009</text:p>
          </table:table-cell>
          <table:table-cell table:style-name="ce15"/>
          <table:table-cell table:style-name="ce15" office:value-type="string">
            <text:p>Honza</text:p>
          </table:table-cell>
          <table:table-cell table:style-name="ce13" office:value-type="string">
            <text:p>YES: Sinica</text:p>
          </table:table-cell>
          <table:table-cell table:style-name="ce21" office:value-type="string">
            <text:p>YES: Sinica</text:p>
          </table:table-cell>
          <table:table-cell table:style-name="ce13" office:value-type="string">
            <text:p>YES: Penn</text:p>
          </table:table-cell>
          <table:table-cell table:style-name="ce13"/>
          <table:table-cell table:style-name="ce14" office:value-type="string">
            <text:p>OK: ÚFAL has bought a license, Pavel Straňák was the negotiating person. The Penn Chinese Treebank (CoNLL 2009) is also OK because we are members of the LDC.</text:p>
          </table:table-cell>
          <table:table-cell table:style-name="ce13" office:value-type="string">
            <text:p>CoNLL 2006 and 2007 is from Sinica Treebank (Taiwan). CoNLL 2009 is from converted Penn Chinese Treebank (mainland texts, Penn annotation). This part has LDC license: OK</text:p>
          </table:table-cell>
          <table:table-cell table:style-name="ce13" office:value-type="float" office:value="56957">
            <text:p>56957</text:p>
          </table:table-cell>
          <table:table-cell table:style-name="ce13" office:value-type="float" office:value="337175">
            <text:p>337175</text:p>
          </table:table-cell>
          <table:table-cell table:style-name="ce13" office:value-type="float" office:value="690">
            <text:p>690</text:p>
          </table:table-cell>
          <table:table-cell table:style-name="ce13" office:value-type="float" office:value="5161">
            <text:p>5161</text:p>
          </table:table-cell>
          <table:table-cell table:style-name="ce28" table:formula="of:=[.O19]/[.U19]*100" office:value-type="float" office:value="98.8030600031225">
            <text:p>99</text:p>
          </table:table-cell>
          <table:table-cell table:style-name="ce28" table:formula="of:=[.Q19]/[.U19]*100" office:value-type="float" office:value="1.19693999687755">
            <text:p>1</text:p>
          </table:table-cell>
          <table:table-cell table:style-name="ce13" table:formula="of:=[.O19]+[.Q19]" office:value-type="float" office:value="57647">
            <text:p>57647</text:p>
          </table:table-cell>
          <table:table-cell table:style-name="ce13" table:formula="of:=[.P19]+[.R19]" office:value-type="float" office:value="342336">
            <text:p>342336</text:p>
          </table:table-cell>
          <table:table-cell table:style-name="ce29" table:formula="of:=([.P19]+[.R19])/([.O19]+[.Q19])" office:value-type="float" office:value="5.93848769233438">
            <text:p>5,94</text:p>
          </table:table-cell>
          <table:table-cell table:style-name="ce13"/>
          <table:table-cell table:style-name="ce29"/>
          <table:table-cell table:number-columns-repeated="999"/>
        </table:table-row>
        <table:table-row table:style-name="ro5">
          <table:table-cell table:style-name="ce9" office:value-type="float" office:value="18">
            <text:p>18</text:p>
          </table:table-cell>
          <table:table-cell table:style-name="ce12" office:value-type="string">
            <text:p>is</text:p>
          </table:table-cell>
          <table:table-cell table:style-name="ce15" office:value-type="string">
            <text:p>Icelandic</text:p>
          </table:table-cell>
          <table:table-cell table:style-name="ce19" office:value-type="string">
            <text:p>source; no training-test split yet</text:p>
          </table:table-cell>
          <table:table-cell table:style-name="ce19" table:number-columns-repeated="2"/>
          <table:table-cell table:style-name="ce15" office:value-type="string">
            <text:p>Nathan?</text:p>
          </table:table-cell>
          <table:table-cell table:style-name="ce15" office:value-type="string">
            <text:p>Nathan</text:p>
          </table:table-cell>
          <table:table-cell table:style-name="ce13"/>
          <table:table-cell table:style-name="ce14"/>
          <table:table-cell table:style-name="ce13"/>
          <table:table-cell table:style-name="ce21" office:value-type="string">
            <text:p>Icelandic Historical Parsed Corpus</text:p>
          </table:table-cell>
          <table:table-cell table:style-name="ce13" office:value-type="string">
            <text:p>OK: LGPL</text:p>
          </table:table-cell>
          <table:table-cell table:style-name="ce13" office: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13" office:value-type="float" office:value="9124">
            <text:p>9124</text:p>
          </table:table-cell>
          <table:table-cell table:style-name="ce13" office:value-type="string">
            <text:p>unknown</text:p>
          </table:table-cell>
          <table:table-cell table:number-columns-repeated="2" table:style-name="ce13" office:value-type="float" office:value="0">
            <text:p>0</text:p>
          </table:table-cell>
          <table:table-cell table:style-name="ce28" table:formula="of:=[.O20]/[.U20]*100" office:value-type="float" office:value="100">
            <text:p>100</text:p>
          </table:table-cell>
          <table:table-cell table:style-name="ce28" table:formula="of:=[.Q20]/[.U20]*100" office:value-type="float" office:value="0">
            <text:p>0</text:p>
          </table:table-cell>
          <table:table-cell table:style-name="ce13" table:formula="of:=[.O20]+[.Q20]" office:value-type="float" office:value="9124">
            <text:p>9124</text:p>
          </table:table-cell>
          <table:table-cell table:style-name="ce13" table:formula="of:=[.P20]+[.R20]" office:value-type="float" office:value="0">
            <text:p>#VALUE!</text:p>
          </table:table-cell>
          <table:table-cell table:style-name="Default"/>
          <table:table-cell table:style-name="ce14"/>
          <table:table-cell table:style-name="ce29"/>
          <table:table-cell table:number-columns-repeated="999"/>
        </table:table-row>
        <table:table-row table:style-name="ro3">
          <table:table-cell table:style-name="ce8" office:value-type="float" office:value="19">
            <text:p>19</text:p>
          </table:table-cell>
          <table:table-cell table:style-name="ce11" office:value-type="string">
            <text:p>it</text:p>
          </table:table-cell>
          <table:table-cell table:style-name="ce14" office:value-type="string">
            <text:p>Italian</text:p>
          </table:table-cell>
          <table:table-cell table:style-name="ce18" office:value-type="string">
            <text:p>PDT ready</text:p>
          </table:table-cell>
          <table:table-cell table:style-name="ce18" office:value-type="string">
            <text:p>YES</text:p>
          </table:table-cell>
          <table:table-cell table:style-name="ce17" office:value-type="string">
            <text:p>No, but there is a pretrained model for TreeTagger</text:p>
          </table:table-cell>
          <table:table-cell table:number-columns-repeated="2" table:style-name="ce14" office:value-type="string">
            <text:p>Loganathan</text:p>
          </table:table-cell>
          <table:table-cell table:style-name="ce13"/>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3110">
            <text:p>3110</text:p>
          </table:table-cell>
          <table:table-cell table:style-name="ce13" office:value-type="float" office:value="71199">
            <text:p>71199</text:p>
          </table:table-cell>
          <table:table-cell table:style-name="ce13" office:value-type="float" office:value="249">
            <text:p>249</text:p>
          </table:table-cell>
          <table:table-cell table:style-name="ce13" office:value-type="float" office:value="5096">
            <text:p>5096</text:p>
          </table:table-cell>
          <table:table-cell table:style-name="ce28" table:formula="of:=[.O21]/[.U21]*100" office:value-type="float" office:value="92.5870794879428">
            <text:p>93</text:p>
          </table:table-cell>
          <table:table-cell table:style-name="ce28" table:formula="of:=[.Q21]/[.U21]*100" office:value-type="float" office:value="7.41292051205716">
            <text:p>7</text:p>
          </table:table-cell>
          <table:table-cell table:style-name="ce13" table:formula="of:=[.O21]+[.Q21]" office:value-type="float" office:value="3359">
            <text:p>3359</text:p>
          </table:table-cell>
          <table:table-cell table:style-name="ce13" table:formula="of:=[.P21]+[.R21]" office:value-type="float" office:value="76295">
            <text:p>76295</text:p>
          </table:table-cell>
          <table:table-cell table:style-name="ce29" table:formula="of:=([.P21]+[.R21])/([.O21]+[.Q21])" office:value-type="float" office:value="22.7136052396547">
            <text:p>22,71</text:p>
          </table:table-cell>
          <table:table-cell table:style-name="ce14" office:value-type="float" office:value="354">
            <text:p>354</text:p>
          </table:table-cell>
          <table:table-cell table:style-name="ce29" table:formula="of:=[.X21]/([.R21]+[.P21])*100" office:value-type="float" office:value="0.463988465823448">
            <text:p>0,46</text:p>
          </table:table-cell>
          <table:table-cell table:number-columns-repeated="999"/>
        </table:table-row>
        <table:table-row table:style-name="ro3">
          <table:table-cell table:style-name="ce7" office:value-type="float" office:value="20">
            <text:p>20</text:p>
          </table:table-cell>
          <table:table-cell table:style-name="ce10" office:value-type="string">
            <text:p>ja</text:p>
          </table:table-cell>
          <table:table-cell table:style-name="ce13" office:value-type="string">
            <text:p>Japanese</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Loganathan</text:p>
          </table:table-cell>
          <table:table-cell table:style-name="ce13"/>
          <table:table-cell table:style-name="ce21" office:value-type="string">
            <text:p>YES: Verbmobil</text:p>
          </table:table-cell>
          <table:table-cell table:style-name="ce13"/>
          <table:table-cell table:style-name="ce22" office:value-type="string">
            <text:p>(YES: NIST)</text:p>
          </table:table-cell>
          <table:table-cell table:style-name="ce13"/>
          <table:table-cell table:style-name="ce13" office:value-type="string">
            <text:p>OK: non-profit research, cite article, do not distribute, signed by Dan/UMD after the shared task (i.e. not limited to shared task)</text:p>
          </table:table-cell>
          <table:table-cell table:style-name="ce22" office:value-type="string">
            <text:p>2009 data is different and its license expired (shared task only)</text:p>
          </table:table-cell>
          <table:table-cell table:style-name="ce13" office:value-type="float" office:value="17044">
            <text:p>17044</text:p>
          </table:table-cell>
          <table:table-cell table:style-name="ce13" office:value-type="float" office:value="151461">
            <text:p>151461</text:p>
          </table:table-cell>
          <table:table-cell table:style-name="ce13" office:value-type="float" office:value="709">
            <text:p>709</text:p>
          </table:table-cell>
          <table:table-cell table:style-name="ce13" office:value-type="float" office:value="5711">
            <text:p>5711</text:p>
          </table:table-cell>
          <table:table-cell table:style-name="ce28" table:formula="of:=[.O22]/[.U22]*100" office:value-type="float" office:value="96.0063087928801">
            <text:p>96</text:p>
          </table:table-cell>
          <table:table-cell table:style-name="ce28" table:formula="of:=[.Q22]/[.U22]*100" office:value-type="float" office:value="3.99369120711992">
            <text:p>4</text:p>
          </table:table-cell>
          <table:table-cell table:style-name="ce13" table:formula="of:=[.O22]+[.Q22]" office:value-type="float" office:value="17753">
            <text:p>17753</text:p>
          </table:table-cell>
          <table:table-cell table:style-name="ce13" table:formula="of:=[.P22]+[.R22]" office:value-type="float" office:value="157172">
            <text:p>157172</text:p>
          </table:table-cell>
          <table:table-cell table:style-name="ce29" table:formula="of:=([.P22]+[.R22])/([.O22]+[.Q22])" office:value-type="float" office:value="8.85326423703036">
            <text:p>8,85</text:p>
          </table:table-cell>
          <table:table-cell table:style-name="ce14" office:value-type="float" office:value="1736">
            <text:p>1736</text:p>
          </table:table-cell>
          <table:table-cell table:style-name="ce29" table:formula="of:=[.X22]/([.R22]+[.P22])*100" office:value-type="float" office:value="1.10452243402133">
            <text:p>1,10</text:p>
          </table:table-cell>
          <table:table-cell table:number-columns-repeated="999"/>
        </table:table-row>
        <table:table-row table:style-name="ro3">
          <table:table-cell table:style-name="ce8" office:value-type="float" office:value="21">
            <text:p>21</text:p>
          </table:table-cell>
          <table:table-cell table:style-name="ce10" office:value-type="string">
            <text:p>la</text:p>
          </table:table-cell>
          <table:table-cell table:style-name="ce13" office:value-type="string">
            <text:p>Latin</text:p>
          </table:table-cell>
          <table:table-cell table:style-name="ce17" office:value-type="string">
            <text:p>PDT ready</text:p>
          </table:table-cell>
          <table:table-cell table:style-name="ce17" office:value-type="string">
            <text:p>YES</text:p>
          </table:table-cell>
          <table:table-cell table:style-name="ce17" office:value-type="string">
            <text:p>No, but there is a pretrained model for TreeTagger</text:p>
          </table:table-cell>
          <table:table-cell table:style-name="ce13" office:value-type="string">
            <text:p>Nathan</text:p>
          </table:table-cell>
          <table:table-cell table:style-name="ce13" office:value-type="string">
            <text:p>Dan</text:p>
          </table:table-cell>
          <table:table-cell table:style-name="ce13" table:number-columns-repeated="3"/>
          <table:table-cell table:style-name="ce21" office:value-type="string">
            <text:p>http://nlp.perseus.tufts.edu/syntax/treebank/latin.html</text:p>
          </table:table-cell>
          <table:table-cell table:style-name="ce13" office:value-type="string">
            <text:p>OK: Creative Commons</text:p>
          </table:table-cell>
          <table:table-cell table:style-name="ce26" office:value-type="string">
            <text:p>The original data was not split to training and test. I suggest taking a medium-sized file (1999.02.0029.xml, 316 sentences, 4789 tokens) and making it the test data, while the rest would serve for training.</text:p>
          </table:table-cell>
          <table:table-cell table:style-name="ce13" office:value-type="float" office:value="3157">
            <text:p>3157</text:p>
          </table:table-cell>
          <table:table-cell table:style-name="ce13" office:value-type="float" office:value="48354">
            <text:p>48354</text:p>
          </table:table-cell>
          <table:table-cell table:style-name="ce26" office:value-type="float" office:value="316">
            <text:p>316</text:p>
          </table:table-cell>
          <table:table-cell table:style-name="ce26" office:value-type="float" office:value="4789">
            <text:p>4789</text:p>
          </table:table-cell>
          <table:table-cell table:style-name="ce28" table:formula="of:=[.O23]/[.U23]*100" office:value-type="float" office:value="90.9012381226605">
            <text:p>91</text:p>
          </table:table-cell>
          <table:table-cell table:style-name="ce28" table:formula="of:=[.Q23]/[.U23]*100" office:value-type="float" office:value="9.09876187733948">
            <text:p>9</text:p>
          </table:table-cell>
          <table:table-cell table:style-name="ce13" table:formula="of:=[.O23]+[.Q23]" office:value-type="float" office:value="3473">
            <text:p>3473</text:p>
          </table:table-cell>
          <table:table-cell table:style-name="ce13" table:formula="of:=[.P23]+[.R23]" office:value-type="float" office:value="53143">
            <text:p>53143</text:p>
          </table:table-cell>
          <table:table-cell table:style-name="ce29" table:formula="of:=([.P23]+[.R23])/([.O23]+[.Q23])" office:value-type="float" office:value="15.3017564065649">
            <text:p>15,30</text:p>
          </table:table-cell>
          <table:table-cell table:style-name="ce14" office:value-type="float" office:value="4042">
            <text:p>4042</text:p>
          </table:table-cell>
          <table:table-cell table:style-name="ce29" table:formula="of:=[.X23]/([.R23]+[.P23])*100" office:value-type="float" office:value="7.60589353254427">
            <text:p>7,61</text:p>
          </table:table-cell>
          <table:table-cell table:number-columns-repeated="999"/>
        </table:table-row>
        <table:table-row table:style-name="ro5">
          <table:table-cell table:style-name="ce9" office:value-type="float" office:value="13">
            <text:p>13</text:p>
          </table:table-cell>
          <table:table-cell table:style-name="ce12" office:value-type="string">
            <text:p>fa</text:p>
          </table:table-cell>
          <table:table-cell table:style-name="ce15" office:value-type="string">
            <text:p>Persian</text:p>
          </table:table-cell>
          <table:table-cell table:style-name="ce19" office:value-type="string">
            <text:p>source</text:p>
          </table:table-cell>
          <table:table-cell table:style-name="ce19"/>
          <table:table-cell table:style-name="ce19" office:value-type="string">
            <text:p>No, but Mohammad can provide a tagger.</text:p>
          </table:table-cell>
          <table:table-cell table:style-name="ce15" table:number-columns-repeated="2"/>
          <table:table-cell table:style-name="ce13"/>
          <table:table-cell table:style-name="ce14"/>
          <table:table-cell table:style-name="ce13"/>
          <table:table-cell table:style-name="ce21" office:value-type="string">
            <text:p>Persian Dependency Treebank 0.1, <text:a xlink:href="http://dadegan.ir/en/persiandependencytreebank">http://dadegan.ir/en/persiandependencytreebank</text:a></text:p>
          </table:table-cell>
          <table:table-cell table:style-name="ce13" office:value-type="string">
            <text:p>OK: GPL</text:p>
          </table:table-cell>
          <table:table-cell table:style-name="ce26" office: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13" office:value-type="float" office:value="12126">
            <text:p>12126</text:p>
          </table:table-cell>
          <table:table-cell table:style-name="ce13" office:value-type="float" office:value="182878">
            <text:p>182878</text:p>
          </table:table-cell>
          <table:table-cell table:style-name="ce26" office:value-type="float" office:value="329">
            <text:p>329</text:p>
          </table:table-cell>
          <table:table-cell table:style-name="ce26" office:value-type="float" office:value="6694">
            <text:p>6694</text:p>
          </table:table-cell>
          <table:table-cell table:style-name="ce28" table:formula="of:=[.O24]/[.U24]*100" office:value-type="float" office:value="97.3584905660377">
            <text:p>97</text:p>
          </table:table-cell>
          <table:table-cell table:style-name="ce28" table:formula="of:=[.Q24]/[.U24]*100" office:value-type="float" office:value="2.64150943396226">
            <text:p>3</text:p>
          </table:table-cell>
          <table:table-cell table:style-name="ce13" table:formula="of:=[.O24]+[.Q24]" office:value-type="float" office:value="12455">
            <text:p>12455</text:p>
          </table:table-cell>
          <table:table-cell table:style-name="ce13" table:formula="of:=[.P24]+[.R24]" office:value-type="float" office:value="189572">
            <text:p>189572</text:p>
          </table:table-cell>
          <table:table-cell table:style-name="ce29" table:formula="of:=([.P24]+[.R24])/([.O24]+[.Q24])" office:value-type="float" office:value="15.2205539943798">
            <text:p>15,22</text:p>
          </table:table-cell>
          <table:table-cell table:style-name="ce14"/>
          <table:table-cell table:style-name="ce29"/>
          <table:table-cell table:number-columns-repeated="999"/>
        </table:table-row>
        <table:table-row table:style-name="ro3">
          <table:table-cell table:style-name="ce8" office:value-type="float" office:value="23">
            <text:p>23</text:p>
          </table:table-cell>
          <table:table-cell table:style-name="ce11" office:value-type="string">
            <text:p>pt</text:p>
          </table:table-cell>
          <table:table-cell table:style-name="ce14" office:value-type="string">
            <text:p>Portuguese</text:p>
          </table:table-cell>
          <table:table-cell table:style-name="ce18" office:value-type="string">
            <text:p>PDT ready – almost</text:p>
          </table:table-cell>
          <table:table-cell table:style-name="ce18" office:value-type="string">
            <text:p>YES</text:p>
          </table:table-cell>
          <table:table-cell table:style-name="ce18"/>
          <table:table-cell table:style-name="ce14" office:value-type="string">
            <text:p>Nathan</text:p>
          </table:table-cell>
          <table:table-cell table:style-name="ce14" office:value-type="string">
            <text:p>Martin</text:p>
          </table:table-cell>
          <table:table-cell table:style-name="ce21" office:value-type="string">
            <text:p>YES</text:p>
          </table:table-cell>
          <table:table-cell table:style-name="ce13" table:number-columns-repeated="3"/>
          <table:table-cell table:style-name="ce13" office:value-type="string">
            <text:p>OK: freely downloadable</text:p>
          </table:table-cell>
          <table:table-cell table:style-name="ce13"/>
          <table:table-cell table:style-name="ce13" office:value-type="float" office:value="9071">
            <text:p>9071</text:p>
          </table:table-cell>
          <table:table-cell table:style-name="ce13" office:value-type="float" office:value="206678">
            <text:p>206678</text:p>
          </table:table-cell>
          <table:table-cell table:style-name="ce13" office:value-type="float" office:value="288">
            <text:p>288</text:p>
          </table:table-cell>
          <table:table-cell table:style-name="ce13" office:value-type="float" office:value="5867">
            <text:p>5867</text:p>
          </table:table-cell>
          <table:table-cell table:style-name="ce28" table:formula="of:=[.O25]/[.U25]*100" office:value-type="float" office:value="96.9227481568544">
            <text:p>97</text:p>
          </table:table-cell>
          <table:table-cell table:style-name="ce28" table:formula="of:=[.Q25]/[.U25]*100" office:value-type="float" office:value="3.07725184314563">
            <text:p>3</text:p>
          </table:table-cell>
          <table:table-cell table:style-name="ce13" table:formula="of:=[.O25]+[.Q25]" office:value-type="float" office:value="9359">
            <text:p>9359</text:p>
          </table:table-cell>
          <table:table-cell table:style-name="ce13" table:formula="of:=[.P25]+[.R25]" office:value-type="float" office:value="212545">
            <text:p>212545</text:p>
          </table:table-cell>
          <table:table-cell table:style-name="ce29" table:formula="of:=([.P25]+[.R25])/([.O25]+[.Q25])" office:value-type="float" office:value="22.7102254514371">
            <text:p>22,71</text:p>
          </table:table-cell>
          <table:table-cell table:style-name="ce14" office:value-type="float" office:value="2778">
            <text:p>2778</text:p>
          </table:table-cell>
          <table:table-cell table:style-name="ce29" table:formula="of:=[.X25]/([.R25]+[.P25])*100" office:value-type="float" office:value="1.307017337505">
            <text:p>1,31</text:p>
          </table:table-cell>
          <table:table-cell table:number-columns-repeated="999"/>
        </table:table-row>
        <table:table-row table:style-name="ro3">
          <table:table-cell table:style-name="ce7" office:value-type="float" office:value="24">
            <text:p>24</text:p>
          </table:table-cell>
          <table:table-cell table:style-name="ce11" office:value-type="string">
            <text:p>ro</text:p>
          </table:table-cell>
          <table:table-cell table:style-name="ce14" office:value-type="string">
            <text:p>Romanian</text:p>
          </table:table-cell>
          <table:table-cell table:style-name="ce18" office:value-type="string">
            <text:p>PDT ready</text:p>
          </table:table-cell>
          <table:table-cell table:style-name="ce18" office:value-type="string">
            <text:p>YES</text:p>
          </table:table-cell>
          <table:table-cell table:style-name="ce18" office:value-type="string">
            <text:p>No, but Martin can try to write a tagger</text:p>
          </table:table-cell>
          <table:table-cell table:style-name="ce14"/>
          <table:table-cell table:style-name="ce14" office:value-type="string">
            <text:p>Martin</text:p>
          </table:table-cell>
          <table:table-cell table:style-name="ce14"/>
          <table:table-cell table:style-name="ce13" table:number-columns-repeated="2"/>
          <table:table-cell table:style-name="ce21" office:value-type="string">
            <text:p>http://www.phobos.ro/roric/texts/xml/</text:p>
          </table:table-cell>
          <table:table-cell table:style-name="ce13" office:value-type="string">
            <text:p>OK: freely downloadable</text:p>
          </table:table-cell>
          <table:table-cell table:style-name="ce26"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3" office:value-type="float" office:value="3776">
            <text:p>3776</text:p>
          </table:table-cell>
          <table:table-cell table:style-name="ce13" office:value-type="float" office:value="33510">
            <text:p>33510</text:p>
          </table:table-cell>
          <table:table-cell table:style-name="ce26" office:value-type="float" office:value="266">
            <text:p>266</text:p>
          </table:table-cell>
          <table:table-cell table:style-name="ce26" office:value-type="float" office:value="2640">
            <text:p>2640</text:p>
          </table:table-cell>
          <table:table-cell table:style-name="ce28" table:formula="of:=[.O26]/[.U26]*100" office:value-type="float" office:value="93.419099455715">
            <text:p>93</text:p>
          </table:table-cell>
          <table:table-cell table:style-name="ce28" table:formula="of:=[.Q26]/[.U26]*100" office:value-type="float" office:value="6.58090054428501">
            <text:p>7</text:p>
          </table:table-cell>
          <table:table-cell table:style-name="ce13" table:formula="of:=[.O26]+[.Q26]" office:value-type="float" office:value="4042">
            <text:p>4042</text:p>
          </table:table-cell>
          <table:table-cell table:style-name="ce13" table:formula="of:=[.P26]+[.R26]" office:value-type="float" office:value="36150">
            <text:p>36150</text:p>
          </table:table-cell>
          <table:table-cell table:style-name="ce29" table:formula="of:=([.P26]+[.R26])/([.O26]+[.Q26])" office:value-type="float" office:value="8.94359228104899">
            <text:p>8,94</text:p>
          </table:table-cell>
          <table:table-cell table:style-name="ce14" office:value-type="float" office:value="0">
            <text:p>0</text:p>
          </table:table-cell>
          <table:table-cell table:style-name="ce29" office:value-type="float" office:value="0">
            <text:p>0,00</text:p>
          </table:table-cell>
          <table:table-cell table:number-columns-repeated="999"/>
        </table:table-row>
        <table:table-row table:style-name="ro3">
          <table:table-cell table:style-name="ce8" office:value-type="float" office:value="25">
            <text:p>25</text:p>
          </table:table-cell>
          <table:table-cell table:style-name="ce11" office:value-type="string">
            <text:p>ru</text:p>
          </table:table-cell>
          <table:table-cell table:style-name="ce14" office:value-type="string">
            <text:p>Russian</text:p>
          </table:table-cell>
          <table:table-cell table:style-name="ce18" office:value-type="string">
            <text:p>PDT ready</text:p>
          </table:table-cell>
          <table:table-cell table:style-name="ce18" office:value-type="string">
            <text:p>YES</text:p>
          </table:table-cell>
          <table:table-cell table:style-name="ce17" office:value-type="string">
            <text:p>No, but there is a pretrained model for TreeTagger</text:p>
          </table:table-cell>
          <table:table-cell table:style-name="ce14" office:value-type="string">
            <text:p>Loganathan</text:p>
          </table:table-cell>
          <table:table-cell table:style-name="ce14" office:value-type="string">
            <text:p>David</text:p>
          </table:table-cell>
          <table:table-cell table:style-name="ce13" table:number-columns-repeated="3"/>
          <table:table-cell table:style-name="ce21" office:value-type="string">
            <text:p>Igor Boguslavskij / Syntagrus</text:p>
          </table:table-cell>
          <table:table-cell table:style-name="ce13" office:value-type="string">
            <text:p>OK: research, let Igor know about interesting results</text:p>
          </table:table-cell>
          <table:table-cell table:style-name="ce26"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3" office:value-type="float" office:value="34493">
            <text:p>34493</text:p>
          </table:table-cell>
          <table:table-cell table:style-name="ce13" office:value-type="float" office:value="494007">
            <text:p>494007</text:p>
          </table:table-cell>
          <table:table-cell table:style-name="ce26" office:value-type="float" office:value="402">
            <text:p>402</text:p>
          </table:table-cell>
          <table:table-cell table:style-name="ce26" office:value-type="float" office:value="3458">
            <text:p>3458</text:p>
          </table:table-cell>
          <table:table-cell table:style-name="ce28" table:formula="of:=[.O27]/[.U27]*100" office:value-type="float" office:value="98.8479724888953">
            <text:p>99</text:p>
          </table:table-cell>
          <table:table-cell table:style-name="ce28" table:formula="of:=[.Q27]/[.U27]*100" office:value-type="float" office:value="1.15202751110474">
            <text:p>1</text:p>
          </table:table-cell>
          <table:table-cell table:style-name="ce13" table:formula="of:=[.O27]+[.Q27]" office:value-type="float" office:value="34895">
            <text:p>34895</text:p>
          </table:table-cell>
          <table:table-cell table:style-name="ce13" table:formula="of:=[.P27]+[.R27]" office:value-type="float" office:value="497465">
            <text:p>497465</text:p>
          </table:table-cell>
          <table:table-cell table:style-name="ce29" table:formula="of:=([.P27]+[.R27])/([.O27]+[.Q27])" office:value-type="float" office:value="14.2560538759135">
            <text:p>14,26</text:p>
          </table:table-cell>
          <table:table-cell table:style-name="ce14" office:value-type="float" office:value="4146">
            <text:p>4146</text:p>
          </table:table-cell>
          <table:table-cell table:style-name="ce29" table:formula="of:=[.X27]/([.R27]+[.P27])*100" office:value-type="float" office:value="0.83342546711829">
            <text:p>0,83</text:p>
          </table:table-cell>
          <table:table-cell table:number-columns-repeated="999"/>
        </table:table-row>
        <table:table-row table:style-name="ro3">
          <table:table-cell table:style-name="ce7" office:value-type="float" office:value="26">
            <text:p>26</text:p>
          </table:table-cell>
          <table:table-cell table:style-name="ce10" office:value-type="string">
            <text:p>sl</text:p>
          </table:table-cell>
          <table:table-cell table:style-name="ce13" office:value-type="string">
            <text:p>Slovene</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inform Tomaž Erjavec about interesting research results, signed by Dan</text:p>
          </table:table-cell>
          <table:table-cell table:style-name="ce13"/>
          <table:table-cell table:style-name="ce13" office:value-type="float" office:value="1534">
            <text:p>1534</text:p>
          </table:table-cell>
          <table:table-cell table:style-name="ce13" office:value-type="float" office:value="28750">
            <text:p>28750</text:p>
          </table:table-cell>
          <table:table-cell table:style-name="ce13" office:value-type="float" office:value="402">
            <text:p>402</text:p>
          </table:table-cell>
          <table:table-cell table:style-name="ce13" office:value-type="float" office:value="6390">
            <text:p>6390</text:p>
          </table:table-cell>
          <table:table-cell table:style-name="ce28" table:formula="of:=[.O28]/[.U28]*100" office:value-type="float" office:value="79.2355371900827">
            <text:p>79</text:p>
          </table:table-cell>
          <table:table-cell table:style-name="ce28" table:formula="of:=[.Q28]/[.U28]*100" office:value-type="float" office:value="20.7644628099174">
            <text:p>21</text:p>
          </table:table-cell>
          <table:table-cell table:style-name="ce13" table:formula="of:=[.O28]+[.Q28]" office:value-type="float" office:value="1936">
            <text:p>1936</text:p>
          </table:table-cell>
          <table:table-cell table:style-name="ce13" table:formula="of:=[.P28]+[.R28]" office:value-type="float" office:value="35140">
            <text:p>35140</text:p>
          </table:table-cell>
          <table:table-cell table:style-name="ce29" table:formula="of:=([.P28]+[.R28])/([.O28]+[.Q28])" office:value-type="float" office:value="18.150826446281">
            <text:p>18,15</text:p>
          </table:table-cell>
          <table:table-cell table:style-name="ce13" office:value-type="float" office:value="675">
            <text:p>675</text:p>
          </table:table-cell>
          <table:table-cell table:style-name="ce29" table:formula="of:=[.X28]/([.R28]+[.P28])*100" office:value-type="float" office:value="1.92088787706318">
            <text:p>1,92</text:p>
          </table:table-cell>
          <table:table-cell table:number-columns-repeated="999"/>
        </table:table-row>
        <table:table-row table:style-name="ro3">
          <table:table-cell table:style-name="ce8" office:value-type="float" office:value="10">
            <text:p>10</text:p>
          </table:table-cell>
          <table:table-cell table:style-name="ce11" office:value-type="string">
            <text:p>es</text:p>
          </table:table-cell>
          <table:table-cell table:style-name="ce14" office:value-type="string">
            <text:p>Spanish</text:p>
          </table:table-cell>
          <table:table-cell table:style-name="ce18" office:value-type="string">
            <text:p>PDT ready</text:p>
          </table:table-cell>
          <table:table-cell table:style-name="ce18" office:value-type="string">
            <text:p>YES</text:p>
          </table:table-cell>
          <table:table-cell table:style-name="ce18" office:value-type="string">
            <text:p>Yes – conll2009</text:p>
          </table:table-cell>
          <table:table-cell table:style-name="ce14"/>
          <table:table-cell table:style-name="ce14" office:value-type="string">
            <text:p>Zdeněk</text:p>
          </table:table-cell>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2009 OK: research only, cite article, do not distribute</text:p>
          </table:table-cell>
          <table:table-cell table:style-name="ce13" office:value-type="string">
            <text:p>CoNLL 2009 data is much larger than 2006 (both training and test set). I have not tested whether the 2006 corpus is subset of 2009, or completely different from it.</text:p>
          </table:table-cell>
          <table:table-cell table:style-name="ce13" office:value-type="float" office:value="14329">
            <text:p>14329</text:p>
          </table:table-cell>
          <table:table-cell table:style-name="ce13" office:value-type="float" office:value="427442">
            <text:p>427442</text:p>
          </table:table-cell>
          <table:table-cell table:style-name="ce13" office:value-type="float" office:value="1655">
            <text:p>1655</text:p>
          </table:table-cell>
          <table:table-cell table:style-name="ce13" office:value-type="float" office:value="50368">
            <text:p>50368</text:p>
          </table:table-cell>
          <table:table-cell table:style-name="ce28" table:formula="of:=[.O29]/[.U29]*100" office:value-type="float" office:value="89.6458958958959">
            <text:p>90</text:p>
          </table:table-cell>
          <table:table-cell table:style-name="ce28" table:formula="of:=[.Q29]/[.U29]*100" office:value-type="float" office:value="10.3541041041041">
            <text:p>10</text:p>
          </table:table-cell>
          <table:table-cell table:style-name="ce13" table:formula="of:=[.O29]+[.Q29]" office:value-type="float" office:value="15984">
            <text:p>15984</text:p>
          </table:table-cell>
          <table:table-cell table:style-name="ce13" table:formula="of:=[.P29]+[.R29]" office:value-type="float" office:value="477810">
            <text:p>477810</text:p>
          </table:table-cell>
          <table:table-cell table:style-name="ce29" table:formula="of:=([.P29]+[.R29])/([.O29]+[.Q29])" office:value-type="float" office:value="29.893018018018">
            <text:p>29,89</text:p>
          </table:table-cell>
          <table:table-cell table:style-name="ce13" office:value-type="float" office:value="0">
            <text:p>0</text:p>
          </table:table-cell>
          <table:table-cell table:style-name="ce29" table:formula="of:=[.X29]/([.R29]+[.P29])*100" office:value-type="float" office:value="0">
            <text:p>0,00</text:p>
          </table:table-cell>
          <table:table-cell table:number-columns-repeated="999"/>
        </table:table-row>
        <table:table-row table:style-name="ro3">
          <table:table-cell table:style-name="ce8" office:value-type="float" office:value="27">
            <text:p>27</text:p>
          </table:table-cell>
          <table:table-cell table:style-name="ce11" office:value-type="string">
            <text:p>sv</text:p>
          </table:table-cell>
          <table:table-cell table:style-name="ce14" office:value-type="string">
            <text:p>Swedish</text:p>
          </table:table-cell>
          <table:table-cell table:style-name="ce18" office:value-type="string">
            <text:p>PDT ready</text:p>
          </table:table-cell>
          <table:table-cell table:style-name="ce18" office:value-type="string">
            <text:p>YES</text:p>
          </table:table-cell>
          <table:table-cell table:style-name="ce18"/>
          <table:table-cell table:number-columns-repeated="2" table:style-name="ce14" office:value-type="string">
            <text:p>Dan</text:p>
          </table:table-cell>
          <table:table-cell table:style-name="ce21" office:value-type="string">
            <text:p>YES</text:p>
          </table:table-cell>
          <table:table-cell table:style-name="ce13" table:number-columns-repeated="3"/>
          <table:table-cell table:style-name="ce13" office:value-type="string">
            <text:p>OK: research and education, cite article</text:p>
          </table:table-cell>
          <table:table-cell table:style-name="ce13"/>
          <table:table-cell table:style-name="ce13" office:value-type="float" office:value="11042">
            <text:p>11042</text:p>
          </table:table-cell>
          <table:table-cell table:style-name="ce13" office:value-type="float" office:value="191467">
            <text:p>191467</text:p>
          </table:table-cell>
          <table:table-cell table:style-name="ce13" office:value-type="float" office:value="389">
            <text:p>389</text:p>
          </table:table-cell>
          <table:table-cell table:style-name="ce13" office:value-type="float" office:value="5656">
            <text:p>5656</text:p>
          </table:table-cell>
          <table:table-cell table:style-name="ce28" table:formula="of:=[.O30]/[.U30]*100" office:value-type="float" office:value="96.5969731432071">
            <text:p>97</text:p>
          </table:table-cell>
          <table:table-cell table:style-name="ce28" table:formula="of:=[.Q30]/[.U30]*100" office:value-type="float" office:value="3.40302685679293">
            <text:p>3</text:p>
          </table:table-cell>
          <table:table-cell table:style-name="ce13" table:formula="of:=[.O30]+[.Q30]" office:value-type="float" office:value="11431">
            <text:p>11431</text:p>
          </table:table-cell>
          <table:table-cell table:style-name="ce13" table:formula="of:=[.P30]+[.R30]" office:value-type="float" office:value="197123">
            <text:p>197123</text:p>
          </table:table-cell>
          <table:table-cell table:style-name="ce29" table:formula="of:=([.P30]+[.R30])/([.O30]+[.Q30])" office:value-type="float" office:value="17.2445980229201">
            <text:p>17,24</text:p>
          </table:table-cell>
          <table:table-cell table:style-name="ce13" office:value-type="float" office:value="1928">
            <text:p>1928</text:p>
          </table:table-cell>
          <table:table-cell table:style-name="ce29" table:formula="of:=[.X30]/([.R30]+[.P30])*100" office:value-type="float" office:value="0.978069530191809">
            <text:p>0,98</text:p>
          </table:table-cell>
          <table:table-cell table:number-columns-repeated="999"/>
        </table:table-row>
        <table:table-row table:style-name="ro3">
          <table:table-cell table:style-name="ce7" office:value-type="float" office:value="28">
            <text:p>28</text:p>
          </table:table-cell>
          <table:table-cell table:style-name="ce10" office:value-type="string">
            <text:p>ta</text:p>
          </table:table-cell>
          <table:table-cell table:style-name="ce13" office:value-type="string">
            <text:p>Tamil</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Loganathan</text:p>
          </table:table-cell>
          <table:table-cell table:style-name="ce13" table:number-columns-repeated="4"/>
          <table:table-cell table:style-name="ce21" office:value-type="string">
            <text:p>TamilTB</text:p>
          </table:table-cell>
          <table:table-cell table:style-name="ce13" office:value-type="string">
            <text:p>OK: ours</text:p>
          </table:table-cell>
          <table:table-cell table:style-name="ce13"/>
          <table:table-cell table:style-name="ce13" office:value-type="float" office:value="480">
            <text:p>480</text:p>
          </table:table-cell>
          <table:table-cell table:style-name="ce13" office:value-type="float" office:value="7592">
            <text:p>7592</text:p>
          </table:table-cell>
          <table:table-cell table:style-name="ce13" office:value-type="float" office:value="120">
            <text:p>120</text:p>
          </table:table-cell>
          <table:table-cell table:style-name="ce13" office:value-type="float" office:value="1989">
            <text:p>1989</text:p>
          </table:table-cell>
          <table:table-cell table:style-name="ce28" table:formula="of:=[.O31]/[.U31]*100" office:value-type="float" office:value="80">
            <text:p>80</text:p>
          </table:table-cell>
          <table:table-cell table:style-name="ce28" table:formula="of:=[.Q31]/[.U31]*100" office:value-type="float" office:value="20">
            <text:p>20</text:p>
          </table:table-cell>
          <table:table-cell table:style-name="ce13" table:formula="of:=[.O31]+[.Q31]" office:value-type="float" office:value="600">
            <text:p>600</text:p>
          </table:table-cell>
          <table:table-cell table:style-name="ce13" table:formula="of:=[.P31]+[.R31]" office:value-type="float" office:value="9581">
            <text:p>9581</text:p>
          </table:table-cell>
          <table:table-cell table:style-name="ce29" table:formula="of:=([.P31]+[.R31])/([.O31]+[.Q31])" office:value-type="float" office:value="15.9683333333333">
            <text:p>15,97</text:p>
          </table:table-cell>
          <table:table-cell table:style-name="ce13" office:value-type="float" office:value="15">
            <text:p>15</text:p>
          </table:table-cell>
          <table:table-cell table:style-name="ce29" table:formula="of:=[.X31]/([.R31]+[.P31])*100" office:value-type="float" office:value="0.156559858052395">
            <text:p>0,16</text:p>
          </table:table-cell>
          <table:table-cell table:number-columns-repeated="999"/>
        </table:table-row>
        <table:table-row table:style-name="ro3">
          <table:table-cell table:style-name="ce8" office:value-type="float" office:value="29">
            <text:p>29</text:p>
          </table:table-cell>
          <table:table-cell table:style-name="ce10" office:value-type="string">
            <text:p>te</text:p>
          </table:table-cell>
          <table:table-cell table:style-name="ce13" office:value-type="string">
            <text:p>Telugu</text:p>
          </table:table-cell>
          <table:table-cell table:style-name="ce17" office:value-type="string">
            <text:p>PDT ready</text:p>
          </table:table-cell>
          <table:table-cell table:style-name="ce17" office:value-type="string">
            <text:p>YES</text:p>
          </table:table-cell>
          <table:table-cell table:style-name="ce17"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lightly smaller than 2009. Possibly a corrected or refined version?</text:p>
          </table:table-cell>
          <table:table-cell table:style-name="ce13" office:value-type="float" office:value="1300">
            <text:p>1300</text:p>
          </table:table-cell>
          <table:table-cell table:style-name="ce13" office:value-type="float" office:value="5125">
            <text:p>5125</text:p>
          </table:table-cell>
          <table:table-cell table:style-name="ce13" office:value-type="float" office:value="150">
            <text:p>150</text:p>
          </table:table-cell>
          <table:table-cell table:style-name="ce13" office:value-type="float" office:value="597">
            <text:p>597</text:p>
          </table:table-cell>
          <table:table-cell table:style-name="ce28" table:formula="of:=[.O32]/[.U32]*100" office:value-type="float" office:value="89.6551724137931">
            <text:p>90</text:p>
          </table:table-cell>
          <table:table-cell table:style-name="ce28" table:formula="of:=[.Q32]/[.U32]*100" office:value-type="float" office:value="10.3448275862069">
            <text:p>10</text:p>
          </table:table-cell>
          <table:table-cell table:style-name="ce13" table:formula="of:=[.O32]+[.Q32]" office:value-type="float" office:value="1450">
            <text:p>1450</text:p>
          </table:table-cell>
          <table:table-cell table:style-name="ce13" table:formula="of:=[.P32]+[.R32]" office:value-type="float" office:value="5722">
            <text:p>5722</text:p>
          </table:table-cell>
          <table:table-cell table:style-name="ce29" table:formula="of:=([.P32]+[.R32])/([.O32]+[.Q32])" office:value-type="float" office:value="3.94620689655172">
            <text:p>3,95</text:p>
          </table:table-cell>
          <table:table-cell table:style-name="ce13" office:value-type="float" office:value="13">
            <text:p>13</text:p>
          </table:table-cell>
          <table:table-cell table:style-name="ce29" table:formula="of:=[.X32]/([.R32]+[.P32])*100" office:value-type="float" office:value="0.227193289059769">
            <text:p>0,23</text:p>
          </table:table-cell>
          <table:table-cell table:number-columns-repeated="999"/>
        </table:table-row>
        <table:table-row table:style-name="ro3">
          <table:table-cell table:style-name="ce7" office:value-type="float" office:value="30">
            <text:p>30</text:p>
          </table:table-cell>
          <table:table-cell table:style-name="ce11" office:value-type="string">
            <text:p>tr</text:p>
          </table:table-cell>
          <table:table-cell table:style-name="ce14" office:value-type="string">
            <text:p>Turkish</text:p>
          </table:table-cell>
          <table:table-cell table:style-name="ce18" office:value-type="string">
            <text:p>PDT ready</text:p>
          </table:table-cell>
          <table:table-cell table:style-name="ce18" office:value-type="string">
            <text:p>YES</text:p>
          </table:table-cell>
          <table:table-cell table:style-name="ce18"/>
          <table:table-cell table:style-name="ce14" office:value-type="string">
            <text:p>Nathan</text:p>
          </table:table-cell>
          <table:table-cell table:style-name="ce14" office:value-type="string">
            <text:p>Loganathan</text:p>
          </table:table-cell>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5635">
            <text:p>5635</text:p>
          </table:table-cell>
          <table:table-cell table:style-name="ce13" office:value-type="float" office:value="65182">
            <text:p>65182</text:p>
          </table:table-cell>
          <table:table-cell table:style-name="ce13" office:value-type="float" office:value="300">
            <text:p>300</text:p>
          </table:table-cell>
          <table:table-cell table:style-name="ce13" office:value-type="float" office:value="4513">
            <text:p>4513</text:p>
          </table:table-cell>
          <table:table-cell table:style-name="ce28" table:formula="of:=[.O33]/[.U33]*100" office:value-type="float" office:value="94.9452401010952">
            <text:p>95</text:p>
          </table:table-cell>
          <table:table-cell table:style-name="ce28" table:formula="of:=[.Q33]/[.U33]*100" office:value-type="float" office:value="5.0547598989048">
            <text:p>5</text:p>
          </table:table-cell>
          <table:table-cell table:style-name="ce13" table:formula="of:=[.O33]+[.Q33]" office:value-type="float" office:value="5935">
            <text:p>5935</text:p>
          </table:table-cell>
          <table:table-cell table:style-name="ce13" table:formula="of:=[.P33]+[.R33]" office:value-type="float" office:value="69695">
            <text:p>69695</text:p>
          </table:table-cell>
          <table:table-cell table:style-name="ce29" table:formula="of:=([.P33]+[.R33])/([.O33]+[.Q33])" office:value-type="float" office:value="11.743049705139">
            <text:p>11,74</text:p>
          </table:table-cell>
          <table:table-cell table:style-name="ce13" office:value-type="float" office:value="3716">
            <text:p>3716</text:p>
          </table:table-cell>
          <table:table-cell table:style-name="ce29" table:formula="of:=[.X33]/([.R33]+[.P33])*100" office:value-type="float" office:value="5.33180285529808">
            <text:p>5,33</text:p>
          </table:table-cell>
          <table:table-cell table:number-columns-repeated="999"/>
        </table:table-row>
        <table:table-row table:style-name="ro3" table:number-rows-repeated="1048542">
          <table:table-cell table:number-columns-repeated="1024"/>
        </table:table-row>
        <table:table-row table:style-name="ro3">
          <table:table-cell table:number-columns-repeated="1024"/>
        </table:table-row>
      </table:table>
      <table:table table:name="Alternatives" table:style-name="ta1">
        <table:table-column table:style-name="co2" table:default-cell-style-name="ce1"/>
        <table:table-column table:style-name="co15" table:default-cell-style-name="ce1"/>
        <table:table-column table:style-name="co10" table:number-columns-repeated="12" table:default-cell-style-name="ce1"/>
        <table:table-column table:style-name="co14" table:number-columns-repeated="1010" table:default-cell-style-name="ce1"/>
        <table:table-row table:style-name="ro1">
          <table:table-cell table:style-name="ce2" table:number-columns-repeated="3"/>
          <table:table-cell table:style-name="ce4" table:number-columns-repeated="2"/>
          <table:table-cell table:style-name="ce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number-columns-repeated="2"/>
          <table:table-cell table:style-name="ce2" table:number-columns-repeated="2"/>
          <table:table-cell table:number-columns-repeated="1010"/>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25"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style-name="ce25" office:value-type="float" office:value="9.10296789824349">
            <text:p>9,10</text:p>
          </table:table-cell>
          <table:table-cell table:number-columns-repeated="2"/>
          <table:table-cell office:value-type="string">
            <text:p>Nakonec ani tohle není v UTF-8, takže to teprve musím překódovat.</text:p>
          </table:table-cell>
          <table:table-cell table:number-columns-repeated="1010"/>
        </table:table-row>
        <table:table-row table:style-name="ro4">
          <table:table-cell office:value-type="string">
            <text:p>Jak se převede kódování WX do příslušného indického písma v UTF-8?</text:p>
          </table:table-cell>
          <table:table-cell table:number-columns-repeated="1023"/>
        </table:table-row>
        <table:table-row table:style-name="ro4">
          <table:table-cell office:value-type="string">
            <text:p>Převádět pouze slovní tvary, nebo i lemmata? Můj skript převádí obojí, tak to tak asi nechám.</text:p>
          </table:table-cell>
          <table:table-cell table:number-columns-repeated="1023"/>
        </table:table-row>
        <table:table-row table:style-name="ro4">
          <table:table-cell office:value-type="string">
            <text:p>/net/work/people/zeman/parsing/projects/icon2009/conll_wx2utf.pl -l [hi|bn|te]</text:p>
          </table:table-cell>
          <table:table-cell table:number-columns-repeated="102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style-name="ce25" office:value-type="float" office:value="6.42477876106195">
            <text:p>6,42</text:p>
          </table:table-cell>
          <table:table-cell table:number-columns-repeated="101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25" office:value-type="float" office:value="6.42338352524358">
            <text:p>6,42</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style-name="ce25" office:value-type="float" office:value="3.8412204234122">
            <text:p>3,84</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25" office:value-type="float" office:value="3.94620689655172">
            <text:p>3,95</text:p>
          </table:table-cell>
          <table:table-cell table:number-columns-repeated="1013"/>
        </table:table-row>
        <table:table-row table:style-name="ro4">
          <table:table-cell table:number-columns-repeated="1024"/>
        </table:table-row>
        <table:table-row table:style-name="ro1">
          <table:table-cell table:style-name="ce24"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1017"/>
        </table:table-row>
        <table:table-row table:style-name="ro1">
          <table:table-cell table:style-name="ce24"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1017"/>
        </table:table-row>
        <table:table-row table:style-name="ro4">
          <table:table-cell table:number-columns-repeated="1024"/>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style-name="ce25" office:value-type="float" office:value="5.91821310596496">
            <text:p>5,92</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25" office:value-type="float" office:value="5.93848769233438">
            <text:p>5,94</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style-name="ce25" office:value-type="float" office:value="27.4004742293773">
            <text:p>27,40</text:p>
          </table:table-cell>
          <table:table-cell table:number-columns-repeated="1013"/>
        </table:table-row>
        <table:table-row table:style-name="ro4">
          <table:table-cell table:number-columns-repeated="1024"/>
        </table:table-row>
        <table:table-row table:style-name="ro1">
          <table:table-cell table:style-name="ce24"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style-name="ce25" office:value-type="float" office:value="27.0580865603645">
            <text:p>27,06</text:p>
          </table:table-cell>
          <table:table-cell table:number-columns-repeated="1013"/>
        </table:table-row>
        <table:table-row table:style-name="ro1">
          <table:table-cell table:style-name="ce24"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25" office:value-type="float" office:value="29.893018018018">
            <text:p>29,89</text:p>
          </table:table-cell>
          <table:table-cell table:number-columns-repeated="1013"/>
        </table:table-row>
        <table:table-row table:style-name="ro4" table:number-rows-repeated="1048554">
          <table:table-cell table:number-columns-repeated="1024"/>
        </table:table-row>
        <table:table-row table:style-name="ro4">
          <table:table-cell table:number-columns-repeated="1024"/>
        </table:table-row>
      </table:table>
      <table:database-ranges>
        <table:database-range table:target-range-address="Sheet1.A3:Sheet1.Y33" table:contains-header="fals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5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5107P0"/>
    </number:currency-style>
    <number:currency-style style:name="N5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15">15.03.2012</text:date>, <text:time>09:55:11</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Zdenek Zabokrtsky</meta:initial-creator>
    <dc:creator>Daniel Zeman</dc:creator>
    <meta:creation-date>2011-06-27T11:53:16Z</meta:creation-date>
    <dc:date>2012-03-15T09:55:11.59</dc:date>
    <meta:editing-cycles>128</meta:editing-cycles>
    <meta:editing-duration>PT18H3M59S</meta:editing-duration>
    <meta:document-statistic meta:table-count="2" meta:cell-count="816" meta:object-count="0"/>
  </office:meta>
</office:document-meta>
</file>